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Pterra-dactyl" svg:font-family="Pterra-dacty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terra-dactyl1" svg:font-family="Pterra-dactyl" style:font-family-generic="system" style:font-pitch="variable"/>
    <style:font-face style:name="Times New Roman CE" svg:font-family="'Times New Roman CE'" style:font-family-generic="system" style:font-pitch="variable"/>
  </office:font-face-decls>
  <office:automatic-styles>
    <style:style style:name="Table1" style:family="table">
      <style:table-properties style:width="3.5563in" fo:margin-left="-0.075in" fo:margin-top="0in" fo:margin-bottom="0in" table:align="left" style:writing-mode="lr-tb"/>
    </style:style>
    <style:style style:name="Table1.A" style:family="table-column">
      <style:table-column-properties style:column-width="0.8674in"/>
    </style:style>
    <style:style style:name="Table1.B" style:family="table-column">
      <style:table-column-properties style:column-width="1.8632in"/>
    </style:style>
    <style:style style:name="Table1.C" style:family="table-column">
      <style:table-column-properties style:column-width="0.8257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4"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5.9319in" fo:margin-left="-0.075in" fo:margin-top="0in" fo:margin-bottom="0in" table:align="left" style:writing-mode="lr-tb"/>
    </style:style>
    <style:style style:name="Table2.A" style:family="table-column">
      <style:table-column-properties style:column-width="2.6271in"/>
    </style:style>
    <style:style style:name="Table2.B" style:family="table-column">
      <style:table-column-properties style:column-width="0.5292in"/>
    </style:style>
    <style:style style:name="Table2.C" style:family="table-column">
      <style:table-column-properties style:column-width="2.3194in"/>
    </style:style>
    <style:style style:name="Table2.D" style:family="table-column">
      <style:table-column-properties style:column-width="0.4556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2" style:family="table-row">
      <style:table-row-properties fo:keep-together="auto"/>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46"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4.8736in" fo:margin-left="-0.075in" fo:margin-top="0in" fo:margin-bottom="0in" table:align="left" style:writing-mode="lr-tb"/>
    </style:style>
    <style:style style:name="Table3.A" style:family="table-column">
      <style:table-column-properties style:column-width="1.1951in"/>
    </style:style>
    <style:style style:name="Table3.B" style:family="table-column">
      <style:table-column-properties style:column-width="3.6778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2" style:family="table-row">
      <style:table-row-properties fo:keep-together="auto"/>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4"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5.1243in" fo:margin-left="-0.075in" fo:margin-top="0in" fo:margin-bottom="0in" table:align="left" style:writing-mode="lr-tb"/>
    </style:style>
    <style:style style:name="Table4.A" style:family="table-column">
      <style:table-column-properties style:column-width="2.516in"/>
    </style:style>
    <style:style style:name="Table4.B" style:family="table-column">
      <style:table-column-properties style:column-width="2.6076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41"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4.1903in" fo:margin-left="-0.075in" fo:margin-top="0in" fo:margin-bottom="0in" table:align="left" style:writing-mode="lr-tb"/>
    </style:style>
    <style:style style:name="Table5.A" style:family="table-column">
      <style:table-column-properties style:column-width="1.6319in"/>
    </style:style>
    <style:style style:name="Table5.B" style:family="table-column">
      <style:table-column-properties style:column-width="2.5576in"/>
    </style:style>
    <style:style style:name="Table5.1" style:family="table-row">
      <style:table-row-properties fo:keep-together="always"/>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2" style:family="table-row">
      <style:table-row-properties fo:keep-together="auto"/>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11"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1.95in" fo:margin-left="-0.075in" fo:margin-top="0in" fo:margin-bottom="0in" table:align="left" style:writing-mode="lr-tb"/>
    </style:style>
    <style:style style:name="Table6.A" style:family="table-column">
      <style:table-column-properties style:column-width="0.6861in"/>
    </style:style>
    <style:style style:name="Table6.B" style:family="table-column">
      <style:table-column-properties style:column-width="1.2632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4"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2.825in" fo:margin-left="-0.075in" fo:margin-top="0in" fo:margin-bottom="0in" table:align="left" style:writing-mode="lr-tb"/>
    </style:style>
    <style:style style:name="Table7.A" style:family="table-column">
      <style:table-column-properties style:column-width="1.5667in"/>
    </style:style>
    <style:style style:name="Table7.B" style:family="table-column">
      <style:table-column-properties style:column-width="1.2576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A3"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orphans="2" fo:widows="2" fo:text-indent="0in" style:auto-text-indent="false"/>
      <style:text-properties fo:color="#000000" style:font-name="Times New Roman" fo:font-size="12pt" fo:language="en" fo:country="US" style:font-size-asian="12pt" style:language-asian="en" style:country-asian="US"/>
    </style:style>
    <style:style style:name="P2" style:family="paragraph" style:parent-style-name="Standard">
      <style:paragraph-properties fo:margin-left="0in" fo:margin-right="0in" fo:orphans="2" fo:widows="2"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3" style:family="paragraph" style:parent-style-name="Standard">
      <style:paragraph-properties fo:margin-left="0in" fo:margin-right="0in" fo:orphans="2" fo:widows="2" fo:text-indent="0in" style:auto-text-indent="false"/>
      <style:text-properties fo:color="#000000" style:font-name="Times New Roman" fo:font-size="10pt" fo:language="en" fo:country="US" style:font-size-asian="10pt" style:language-asian="en" style:country-asian="US"/>
    </style:style>
    <style:style style:name="P4" style:family="paragraph" style:parent-style-name="Standard">
      <style:paragraph-properties fo:margin-left="0in" fo:margin-right="0in" fo:orphans="2" fo:widows="2" fo:text-indent="0in" style:auto-text-indent="false"/>
      <style:text-properties fo:color="#000000" style:font-name="Times New Roman" fo:font-size="10.5pt" fo:language="en" fo:country="US" fo:font-weight="bold" style:font-size-asian="10.5pt" style:language-asian="en" style:country-asian="US" style:font-weight-asian="bold"/>
    </style:style>
    <style:style style:name="P5" style:family="paragraph" style:parent-style-name="Standard">
      <style:paragraph-properties fo:margin-left="0in" fo:margin-right="0in" fo:orphans="2" fo:widows="2" fo:text-indent="0in" style:auto-text-indent="false"/>
      <style:text-properties fo:color="#000000" style:font-name="Times New Roman" fo:font-size="10.5pt" fo:language="en" fo:country="US" style:font-size-asian="10.5pt" style:language-asian="en" style:country-asian="US"/>
    </style:style>
    <style:style style:name="P6" style:family="paragraph" style:parent-style-name="Standard">
      <style:paragraph-properties fo:margin-left="0in" fo:margin-right="0in" fo:orphans="2" fo:widows="2" fo:text-indent="0in" style:auto-text-indent="false"/>
    </style:style>
    <style:style style:name="P7" style:family="paragraph" style:parent-style-name="Standard">
      <style:paragraph-properties fo:margin-left="0in" fo:margin-right="0in" fo:orphans="2" fo:widows="2" fo:text-indent="0in" style:auto-text-indent="false">
        <style:tab-stops/>
      </style:paragraph-properties>
    </style:style>
    <style:style style:name="P8" style:family="paragraph" style:parent-style-name="Standard">
      <style:paragraph-properties fo:margin-left="0in" fo:margin-right="0in" fo:orphans="2" fo:widows="2" fo:text-indent="0in" style:auto-text-indent="false"/>
      <style:text-properties style:font-name="Times New Roman" fo:font-size="9.5pt" fo:font-style="italic" style:font-size-asian="9.5pt" style:font-style-asian="italic"/>
    </style:style>
    <style:style style:name="P9" style:family="paragraph" style:parent-style-name="Standard">
      <style:paragraph-properties fo:margin-left="0in" fo:margin-right="0in" fo:orphans="2" fo:widows="2" fo:text-indent="0in" style:auto-text-indent="false"/>
      <style:text-properties style:font-name="Times New Roman" fo:font-size="9.5pt" style:font-size-asian="9.5pt"/>
    </style:style>
    <style:style style:name="P10" style:family="paragraph" style:parent-style-name="Standard">
      <style:paragraph-properties fo:margin-left="0in" fo:margin-right="0in" fo:orphans="2" fo:widows="2" fo:text-indent="0.1252in" style:auto-text-indent="false"/>
    </style:style>
    <style:style style:name="P11" style:family="paragraph" style:parent-style-name="Standard">
      <style:paragraph-properties fo:margin-left="0in" fo:margin-right="0in" fo:orphans="2" fo:widows="2" fo:text-indent="0.1252in" style:auto-text-indent="false">
        <style:tab-stops/>
      </style:paragraph-properties>
    </style:style>
    <style:style style:name="P12" style:family="paragraph" style:parent-style-name="Standard">
      <style:paragraph-properties fo:margin-left="0in" fo:margin-right="0in" fo:orphans="2" fo:widows="2" fo:text-indent="0.3102in" style:auto-text-indent="false"/>
    </style:style>
    <style:style style:name="P13" style:family="paragraph" style:parent-style-name="Standard">
      <style:paragraph-properties fo:margin-left="0in" fo:margin-right="0in" fo:orphans="2" fo:widows="2" fo:text-indent="0.25in" style:auto-text-indent="false"/>
    </style:style>
    <style:style style:name="P14" style:family="paragraph" style:parent-style-name="Standard">
      <style:paragraph-properties fo:margin-left="0in" fo:margin-right="0in" fo:orphans="2" fo:widows="2" fo:text-indent="0.25in" style:auto-text-indent="false">
        <style:tab-stops/>
      </style:paragraph-properties>
    </style:style>
    <style:style style:name="P15" style:family="paragraph" style:parent-style-name="Standard">
      <style:paragraph-properties fo:margin-left="0in" fo:margin-right="0in" fo:orphans="2" fo:widows="2" fo:text-indent="0.1854in" style:auto-text-indent="false"/>
    </style:style>
    <style:style style:name="P16" style:family="paragraph" style:parent-style-name="Standard">
      <style:paragraph-properties fo:margin-left="0in" fo:margin-right="0in" fo:orphans="2" fo:widows="2" fo:text-indent="0.1854in" style:auto-text-indent="false">
        <style:tab-stops/>
      </style:paragraph-properties>
    </style:style>
    <style:style style:name="P17" style:family="paragraph" style:parent-style-name="Standard">
      <style:paragraph-properties fo:margin-left="0in" fo:margin-right="0in" fo:orphans="2" fo:widows="2" fo:text-indent="0.1854in" style:auto-text-indent="false"/>
      <style:text-properties style:font-name="Times New Roman" fo:font-size="9.5pt" style:font-size-asian="9.5pt"/>
    </style:style>
    <style:style style:name="P18" style:family="paragraph" style:parent-style-name="Heading_20_2">
      <style:paragraph-properties fo:margin-left="0in" fo:margin-right="0in" fo:text-indent="0in" style:auto-text-indent="false">
        <style:tab-stops/>
      </style:paragraph-properties>
    </style:style>
    <style:style style:name="P19" style:family="paragraph" style:parent-style-name="Heading_20_3">
      <style:paragraph-properties fo:margin-left="0in" fo:margin-right="0in" fo:text-indent="0in" style:auto-text-indent="false"/>
    </style:style>
    <style:style style:name="P20" style:family="paragraph" style:parent-style-name="Heading_20_3">
      <style:paragraph-properties fo:margin-left="0in" fo:margin-right="0in" fo:text-indent="0in" style:auto-text-indent="false"/>
      <style:text-properties style:font-name="Times New Roman" fo:font-size="10.5pt" fo:language="en" fo:country="US" fo:font-weight="bold" style:font-size-asian="10.5pt" style:language-asian="en" style:country-asian="US" style:font-weight-asian="bold"/>
    </style:style>
    <style:style style:name="P21" style:family="paragraph" style:parent-style-name="Text_20_body">
      <style:paragraph-properties fo:margin-left="0in" fo:margin-right="0in" fo:text-indent="0in" style:auto-text-indent="false"/>
    </style:style>
    <style:style style:name="P22" style:family="paragraph" style:parent-style-name="Text_20_body">
      <style:paragraph-properties fo:margin-left="0in" fo:margin-right="0in" fo:text-indent="0in" style:auto-text-indent="false">
        <style:tab-stops/>
      </style:paragraph-properties>
    </style:style>
    <style:style style:name="P23" style:family="paragraph" style:parent-style-name="Heading_20_1">
      <style:paragraph-properties fo:margin-left="0in" fo:margin-right="0in" fo:text-indent="0in" style:auto-text-indent="false"/>
    </style:style>
    <style:style style:name="P24" style:family="paragraph" style:parent-style-name="Preformatted" style:master-page-name="Standard">
      <style:paragraph-properties fo:margin-left="0in" fo:margin-right="0in" fo:orphans="2" fo:widows="2" fo:text-indent="0in" style:auto-text-indent="false" style:page-number="auto"/>
    </style:style>
    <style:style style:name="T1" style:family="text">
      <style:text-properties style:font-name="Times New Roman" fo:font-size="10pt" fo:language="en" fo:country="US" style:font-size-asian="10pt" style:language-asian="en" style:country-asian="US"/>
    </style:style>
    <style:style style:name="T2" style:family="text">
      <style:text-properties style:font-name="Times New Roman" fo:font-size="10pt" fo:font-weight="bold" style:font-size-asian="10pt" style:font-weight-asian="bold"/>
    </style:style>
    <style:style style:name="T3" style:family="text">
      <style:text-properties style:font-name="Times New Roman" fo:font-size="10pt" fo:font-style="italic" style:font-size-asian="10pt" style:font-style-asian="italic"/>
    </style:style>
    <style:style style:name="T4" style:family="text">
      <style:text-properties style:font-name="Times New Roman" fo:font-size="10pt" style:font-size-asian="10pt"/>
    </style:style>
    <style:style style:name="T5" style:family="text">
      <style:text-properties style:font-name="Times New Roman" fo:font-size="18pt" fo:language="en" fo:country="US" style:font-size-asian="18pt" style:language-asian="en" style:country-asian="US"/>
    </style:style>
    <style:style style:name="T6" style:family="text">
      <style:text-properties style:font-name="Times New Roman" fo:font-size="10.5pt" fo:language="en" fo:country="US" fo:font-weight="bold" style:font-size-asian="10.5pt" style:language-asian="en" style:country-asian="US" style:font-weight-asian="bold"/>
    </style:style>
    <style:style style:name="T7" style:family="text">
      <style:text-properties fo:color="#000000" style:font-name="Times New Roman" fo:font-size="10pt" fo:language="en" fo:country="US" fo:font-weight="bold" style:font-size-asian="10pt" style:language-asian="en" style:country-asian="US" style:font-weight-asian="bold"/>
    </style:style>
    <style:style style:name="T8" style:family="text">
      <style:text-properties fo:color="#000000" style:font-name="Times New Roman" fo:font-size="10pt" fo:language="en" fo:country="US" style:font-size-asian="10pt" style:language-asian="en" style:country-asian="US"/>
    </style:style>
    <style:style style:name="T9" style:family="text">
      <style:text-properties fo:color="#000000" style:font-name="Times New Roman" fo:font-size="10pt" fo:language="en" fo:country="US" fo:font-style="italic" style:font-size-asian="10pt" style:language-asian="en" style:country-asian="US" style:font-style-asian="italic"/>
    </style:style>
    <style:style style:name="T10" style:family="text">
      <style:text-properties fo:color="#000000" style:font-name="Times New Roman" fo:font-size="10pt" fo:language="en" fo:country="US" fo:font-style="italic" fo:font-weight="bold" style:font-size-asian="10pt" style:language-asian="en" style:country-asian="US" style:font-style-asian="italic" style:font-weight-asian="bold"/>
    </style:style>
    <style:style style:name="T11" style:family="text">
      <style:text-properties fo:color="#000000" style:font-name="Times New Roman" fo:font-size="12pt" fo:language="en" fo:country="US" style:font-size-asian="12pt" style:language-asian="en" style:country-asian="US"/>
    </style:style>
    <style:style style:name="T12" style:family="text">
      <style:text-properties fo:color="#000000" style:font-name="Times New Roman" fo:font-size="10.5pt" fo:language="en" fo:country="US" fo:font-weight="bold" style:font-size-asian="10.5pt" style:language-asian="en" style:country-asian="US" style:font-weight-asian="bold"/>
    </style:style>
    <style:style style:name="T13"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This material is Open Game Content, and is licensed for public use under the terms of the Open Game License v1.0a.</text:span></text:p>
      <text:h text:style-name="P23" text:outline-level="1"><text:span text:style-name="T5">TRAPS</text:span></text:h>
      <text:p text:style-name="P2"/>
      <text:p text:style-name="P6"><text:span text:style-name="T7">Types of Traps:</text:span><text:span text:style-name="T8"> A trap can be either mechanical or magic in nature. Mechanical traps include pits, arrow traps, falling blocks, water-filled rooms, whirling blades, and anything else that depends on a mechanism to operate. A mechanical trap can be constructed by a PC through successful use of the Craft (trapmaking) skill (see Designing a Trap, below, and the skill description).</text:span></text:p>
      <text:p text:style-name="P6"><text:span text:style-name="T8">Magic traps are further divided into spell traps and magic device traps. Magic device traps initiate spell effects when activated, just as wands, rods, rings, and other magic items do. Creating a magic device trap requires the Craft Wondrous Item feat (see Designing a Trap and the feat description).</text:span></text:p>
      <text:p text:style-name="P6"><text:span text:style-name="T8">Spell traps are simply spells that themselves function as traps</text:span><text:span text:style-name="T9">. </text:span><text:span text:style-name="T8">Creating a spell trap requires the services of a character who can cast the needed spell or spells, who is usually either the character creating the trap or an NPC spellcaster hired for the purpose.</text:span></text:p>
      <text:p text:style-name="P1"/>
      <text:p text:style-name="P6"><text:span text:style-name="T11">MECHANICAL TRAPS</text:span></text:p>
      <text:p text:style-name="P6"><text:span text:style-name="T8">Dungeons are frequently equipped with deadly mechanical (nonmagical) traps. A trap typically is defined by its location and triggering conditions, how hard it is to spot before it goes off, how much damage it deals, and whether or not the heroes receive a saving throw to mitigate its effects. Traps that attack with arrows, sweeping blades, and other types of weaponry make normal attack rolls, with a specific attack bonus dictated by the trap’s design.</text:span></text:p>
      <text:p text:style-name="P6"><text:span text:style-name="T8">Creatures who succeed on a DC 20 Search check detect a simple mechanical trap before it is triggered. (A simple trap is a snare, a trap triggered by a tripwire, or a large trap such as a pit.)</text:span></text:p>
      <text:p text:style-name="P6"><text:span text:style-name="T8">A character with the trap sense class feature who succeeds on a DC 21 (or higher) Search check detects a well-hidden or complex mechanical trap before it is triggered. Complex traps are denoted by their triggering mechanisms and involve pressure plates, mechanisms linked to doors, changes in weight, disturbances in the air, vibrations, and other sorts of unusual triggers.</text:span></text:p>
      <text:p text:style-name="P1"/>
      <text:p text:style-name="P6"><text:span text:style-name="T11">MAGIC TRAPS</text:span></text:p>
      <text:p text:style-name="P6"><text:span text:style-name="T8">Many spells can be used to create dangerous traps. Unless the spell or item description states otherwise, assume the following to be true.</text:span></text:p>
      <text:p text:style-name="P6"><text:span text:style-name="T8">• A successful Search check (DC 25 + spell level) made by a rogue (and only a rogue) detects a magic trap before it goes off. Other characters have no chance to find a magic trap with a Search check.</text:span></text:p>
      <text:p text:style-name="P6"><text:span text:style-name="T8">• Magic traps permit a saving throw in order to avoid the effect (DC 10 + spell level x 1.5).</text:span></text:p>
      <text:p text:style-name="P6"><text:span text:style-name="T8">• Magic traps may be disarmed by a rogue (and only a rogue) with a successful Disable Device check (DC 25 + spell level).</text:span></text:p>
      <text:p text:style-name="P1"/>
      <text:p text:style-name="P6"><text:span text:style-name="T11">ELEMENTS OF A TRAP</text:span></text:p>
      <text:p text:style-name="P6"><text:span text:style-name="T8">All traps—mechanical or magic—have the following elements: trigger, reset, Search DC, Disable Device DC, attack bonus (or saving throw or onset delay), damage/effect, and Challenge Rating. Some traps may also include optional elements, such as poison or a bypass. These characteristics are described below.</text:span></text:p>
      <text:h text:style-name="P20" text:outline-level="3"><text:soft-page-break/></text:h>
      <text:h text:style-name="P19" text:outline-level="3"><text:span text:style-name="T6">Trigger</text:span></text:h>
      <text:p text:style-name="P6"><text:span text:style-name="T8">A trap’s trigger determines how it is sprung.</text:span></text:p>
      <text:p text:style-name="P6"><text:span text:style-name="T7">Location:</text:span><text:span text:style-name="T8"> A location trigger springs a trap when someone stands in a particular square.</text:span></text:p>
      <text:p text:style-name="P6"><text:span text:style-name="T7">Proximity:</text:span><text:span text:style-name="T8"> This trigger activates the trap when a creature approaches within a certain distance of it. A proximity trigger differs from a location trigger in that the creature need not be standing in a particular square. Creatures that are flying can spring a trap with a proximity trigger but not one with a location trigger. Mechanical proximity triggers are extremely sensitive to the slightest change in the air. This makes them useful only in places such as crypts, where the air is unusually still.</text:span></text:p>
      <text:p text:style-name="P6"><text:span text:style-name="T8">The proximity trigger used most often for magic device traps is the </text:span><text:span text:style-name="T9">alarm </text:span><text:span text:style-name="T8">spell. Unlike when the spell is cast, an </text:span><text:span text:style-name="T9">alarm </text:span><text:span text:style-name="T8">spell used as a trigger can have an area that’s no larger than the area the trap is meant to protect.</text:span></text:p>
      <text:p text:style-name="P6"><text:span text:style-name="T8">Some magic device traps have special proximity triggers that activate only when certain kinds of creatures approach. For example, a </text:span><text:span text:style-name="T9">detect good </text:span><text:span text:style-name="T8">spell can serve as a proximity trigger on an evil altar, springing the attached trap only when someone of good alignment gets close enough to it.</text:span></text:p>
      <text:p text:style-name="P6"><text:span text:style-name="T7">Sound:</text:span><text:span text:style-name="T8"> This trigger springs a magic trap when it detects any sound. A sound trigger functions like an ear and has a +15 bonus on Listen checks. A successful Move Silently check, magical </text:span><text:span text:style-name="T9">silence, </text:span><text:span text:style-name="T8">and other effects that would negate hearing defeat it. A trap with a sound trigger requires the casting of </text:span><text:span text:style-name="T9">clairaudience </text:span><text:span text:style-name="T8">during its construction.</text:span></text:p>
      <text:p text:style-name="P6"><text:span text:style-name="T7">Visual:</text:span><text:span text:style-name="T8"> This trigger for magic traps works like an actual eye, springing the trap whenever it “sees” something. A trap with a visual trigger requires the casting of </text:span><text:span text:style-name="T9">arcane eye, clairvoyance, </text:span><text:span text:style-name="T8">or </text:span><text:span text:style-name="T9">true seeing </text:span><text:span text:style-name="T8">during its construction. Sight range and the Spot bonus conferred on the trap depend on the spell chosen, as show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text:span text:style-name="T2">Spell</text:span></text:p>
          </table:table-cell>
          <table:table-cell table:style-name="Table1.A1" office:value-type="string">
            <text:p text:style-name="P7"><text:span text:style-name="T2">Sight Range</text:span></text:p>
          </table:table-cell>
          <table:table-cell table:style-name="Table1.A1" office:value-type="string">
            <text:p text:style-name="P7"><text:span text:style-name="T2">Spot Bonus</text:span></text:p>
          </table:table-cell>
        </table:table-row>
        <table:table-row table:style-name="Table1.1">
          <table:table-cell table:style-name="Table1.A2" office:value-type="string">
            <text:p text:style-name="P7"><text:span text:style-name="T3">arcane eye</text:span></text:p>
          </table:table-cell>
          <table:table-cell table:style-name="Table1.A2" office:value-type="string">
            <text:p text:style-name="P7"><text:span text:style-name="T4">Line of sight (unlimited range)</text:span></text:p>
          </table:table-cell>
          <table:table-cell table:style-name="Table1.A2" office:value-type="string">
            <text:p text:style-name="P7"><text:span text:style-name="T4">+20</text:span></text:p>
          </table:table-cell>
        </table:table-row>
        <table:table-row table:style-name="Table1.1">
          <table:table-cell table:style-name="Table1.A2" office:value-type="string">
            <text:p text:style-name="P6"><text:span text:style-name="T3">clairvoyance</text:span></text:p>
          </table:table-cell>
          <table:table-cell table:style-name="Table1.A2" office:value-type="string">
            <text:p text:style-name="P6"><text:span text:style-name="T4">One preselected location</text:span></text:p>
          </table:table-cell>
          <table:table-cell table:style-name="Table1.A2" office:value-type="string">
            <text:p text:style-name="P6"><text:span text:style-name="T4">+15</text:span></text:p>
          </table:table-cell>
        </table:table-row>
        <table:table-row table:style-name="Table1.1">
          <table:table-cell table:style-name="Table1.A4" office:value-type="string">
            <text:p text:style-name="P7"><text:span text:style-name="T3">true seeing</text:span></text:p>
          </table:table-cell>
          <table:table-cell table:style-name="Table1.A4" office:value-type="string">
            <text:p text:style-name="P7"><text:span text:style-name="T4">Line of sight (up to 120 ft.)</text:span></text:p>
          </table:table-cell>
          <table:table-cell table:style-name="Table1.A4" office:value-type="string">
            <text:p text:style-name="P7"><text:span text:style-name="T4">+30</text:span></text:p>
          </table:table-cell>
        </table:table-row>
      </table:table>
      <text:p text:style-name="P6"><text:span text:style-name="T8">If you want the trap to “see” in the dark, you must either choose the </text:span><text:span text:style-name="T9">true seeing </text:span><text:span text:style-name="T8">option or add </text:span><text:span text:style-name="T9">darkvision </text:span><text:span text:style-name="T8">to the trap as well. (</text:span><text:span text:style-name="T9">Darkvision </text:span><text:span text:style-name="T8">limits the trap’s sight range in the dark to 60 feet.) If invisibility, disguises, or illusions can fool the spell being used, they can fool the visual trigger as well. </text:span></text:p>
      <text:p text:style-name="P6"><text:span text:style-name="T7">Touch: </text:span><text:span text:style-name="T8">A touch trigger, which springs the trap when touched, is one of the simplest kinds of trigger to construct. This trigger may be physically attached to the part of the mechanism that deals the damage or it may not. You can make a magic touch trigger by adding </text:span><text:span text:style-name="T9">alarm </text:span><text:span text:style-name="T8">to the trap and reducing the area of the effect to cover only the trigger spot.</text:span></text:p>
      <text:p text:style-name="P6"><text:span text:style-name="T7">Timed:</text:span><text:span text:style-name="T8"> This trigger periodically springs the trap after a certain duration has passed.</text:span></text:p>
      <text:p text:style-name="P6"><text:span text:style-name="T7">Spell:</text:span><text:span text:style-name="T8"> All spell traps have this kind of trigger. The appropriate spell descriptions</text:span><text:span text:style-name="T9"> </text:span><text:span text:style-name="T8">explain the trigger conditions for traps that contain spell triggers.</text:span></text:p>
      <text:h text:style-name="P20" text:outline-level="3"/>
      <text:h text:style-name="P19" text:outline-level="3"><text:span text:style-name="T6">Reset</text:span></text:h>
      <text:p text:style-name="P6"><text:span text:style-name="T8">A reset element is the set of conditions under which a trap becomes ready to trigger again.</text:span></text:p>
      <text:p text:style-name="P6"><text:span text:style-name="T7">No Reset: </text:span><text:span text:style-name="T8">Short of completely rebuilding the trap, there’s no way to trigger it more than once. Spell traps have no reset element. </text:span></text:p>
      <text:p text:style-name="P6"><text:soft-page-break/><text:span text:style-name="T7">Repair:</text:span><text:span text:style-name="T8"> To get the trap functioning again, you must repair it. </text:span></text:p>
      <text:p text:style-name="P6"><text:span text:style-name="T7">Manual: </text:span><text:span text:style-name="T8">Resetting the trap requires someone to move the parts back into place. This is the kind of reset element most mechanical traps have.</text:span></text:p>
      <text:p text:style-name="P6"><text:span text:style-name="T7">Automatic:</text:span><text:span text:style-name="T8"> The trap resets itself, either immediately or after a timed interval.</text:span></text:p>
      <text:h text:style-name="P20" text:outline-level="3"/>
      <text:h text:style-name="P19" text:outline-level="3"><text:span text:style-name="T6">Repairing and Resetting Mechanical Traps</text:span></text:h>
      <text:p text:style-name="P6"><text:span text:style-name="T8">Repairing a mechanical trap requires a Craft (trapmaking) check against a DC equal to the one for building it. The cost for raw materials is one-fifth of the trap’s original market price. To calculate how long it takes to fix a trap, use the same calculations you would for building it, but use the cost of the raw materials required for repair in place of the market price.</text:span></text:p>
      <text:p text:style-name="P6"><text:span text:style-name="T8">Resetting a trap usually takes only a minute or so. For a trap with a more difficult reset method, you should set the time and labor required.</text:span></text:p>
      <text:p text:style-name="P4"/>
      <text:p text:style-name="P6"><text:span text:style-name="T12">Bypass (Optional Element)</text:span></text:p>
      <text:p text:style-name="P6"><text:span text:style-name="T8">If the builder of a trap wants to be able to move past the trap after it is created or placed, it’s a good idea to build in a bypass mechanism —something that temporarily disarms the trap. Bypass elements are typically used only with mechanical traps; spell traps usually have built-in allowances for the caster to bypass them.</text:span></text:p>
      <text:p text:style-name="P6"><text:span text:style-name="T7">Lock:</text:span><text:span text:style-name="T8"> A lock bypass requires a DC 30 Open Lock check to open. </text:span></text:p>
      <text:p text:style-name="P6"><text:span text:style-name="T7">Hidden Switch:</text:span><text:span text:style-name="T8"> A hidden switch requires a DC 25 Search check to locate.</text:span></text:p>
      <text:p text:style-name="P6"><text:span text:style-name="T7">Hidden Lock: </text:span><text:span text:style-name="T8">A hidden lock combines the features above, requiring a DC 25 Search check to locate and a DC 30 Open Lock check to open.</text:span></text:p>
      <text:p text:style-name="P4"/>
      <text:p text:style-name="P6"><text:span text:style-name="T12">Search and Disable Device DCs</text:span></text:p>
      <text:p text:style-name="P21"><text:span text:style-name="T1">The builder sets the Search and Disable Device DCs for a mechanical trap. For a magic trap, the values depend on the highest-level spell used.</text:span></text:p>
      <text:p text:style-name="P6"><text:span text:style-name="T7">Mechanical Trap:</text:span><text:span text:style-name="T8"> The base DC for both Search and Disable Device checks is 20. Raising or lowering either of these DCs affects the base cost (Table: Cost Modifiers for Mechanical Traps) and possibly the CR (Table: CR Modifiers for Mechanical Traps). </text:span></text:p>
      <text:p text:style-name="P6"><text:span text:style-name="T7">Magic Trap:</text:span><text:span text:style-name="T8"> The DC for both Search and Disable Device checks is equal to 25 + the spell level of the highest-level spell used. Only characters with the trap sense class feature can attempt a Search check or a Disable Device check involving a magic trap. These DCs do not affect the trap’s cost or CR.</text:span></text:p>
      <text:h text:style-name="P20" text:outline-level="3"/>
      <text:h text:style-name="P19" text:outline-level="3"><text:span text:style-name="T6">Attack Bonus/Saving Throw DC</text:span></text:h>
      <text:p text:style-name="P21"><text:span text:style-name="T1">A trap usually either makes an attack roll or forces a saving throw to avoid it. Occasionally a trap uses both of these options, or neither (see Never Miss).</text:span></text:p>
      <text:p text:style-name="P6"><text:soft-page-break/><text:span text:style-name="T7">Pits:</text:span><text:span text:style-name="T8"> These are holes (covered or not) that characters can fall into and take damage. A pit needs no attack roll, but a successful Reflex save (DC set by the builder) avoids it. Other save-dependent mechanical traps also fall into this category.</text:span></text:p>
      <text:p text:style-name="P6"><text:span text:style-name="T8">Pits in dungeons come in three basic varieties: uncovered, covered, and chasms. Pits and chasms can be defeated by judicious application of the Climb skill, the Jump skill, or various magical means.</text:span></text:p>
      <text:p text:style-name="P6"><text:span text:style-name="T8">Uncovered pits serve mainly to discourage intruders from going a certain way, although they cause much grief to characters who stumble into them in the dark, and they can greatly complicate a melee taking place nearby.</text:span></text:p>
      <text:p text:style-name="P6"><text:span text:style-name="T8">Covered pits are much more dangerous. They can be detected with a DC 20 Search check, but only if the character is taking the time to carefully examine the area before walking across it. A character who fails to detect a covered pit is still entitled to a DC 20 Reflex save to avoid falling into it. However, if she was running or moving recklessly at the time, she gets no saving throw and falls automatically.</text:span></text:p>
      <text:p text:style-name="P6"><text:span text:style-name="T8">Trap coverings can be as simple as piled refuse (straw, leaves, sticks, garbage), a large rug, or an actual trapdoor concealed to appear as a normal part of the floor. Such a trapdoor usually swings open when enough weight (usually about 50 to 80 pounds) is placed upon it. Devious trap builders sometimes design trapdoors so that they spring back shut after they open. The trapdoor might lock once it’s back in place, leaving the stranded character well and truly trapped. Opening such a trapdoor is just as difficult as opening a regular door (assuming the trapped character can reach it), and a DC 13 Strength check is needed to keep a spring-loaded door open.</text:span></text:p>
      <text:p text:style-name="P6"><text:span text:style-name="T8">Pit traps often have something nastier than just a hard floor at the bottom. A trap designer may put spikes, monsters, or a pool of acid, lava, or even water at the bottom. Spikes at the bottom of a pit deal damage as daggers with a +10 attack bonus and a +1 bonus on damage for every 10 feet of the fall (to a maximum bonus on damage of +5). If the pit has multiple spikes, a falling victim is attacked by 1d4 of them. This damage is in addition to any damage from the fall itself. </text:span></text:p>
      <text:p text:style-name="P6"><text:span text:style-name="T8">Monsters sometimes live in pits. Any monster that can fit into the pit might have been placed there by the dungeon’s designer, or might simply have fallen in and not been able to climb back out. </text:span></text:p>
      <text:p text:style-name="P6"><text:span text:style-name="T8">A secondary trap, mechanical or magical, at the bottom of a pit can be particularly deadly. Activated by a falling victim, the secondary trap attacks the already injured character when she’s least ready for it.</text:span></text:p>
      <text:p text:style-name="P6"><text:span text:style-name="T7">Ranged Attack Traps: </text:span><text:span text:style-name="T8">These traps fling darts, arrows, spears, or the like at whoever activated the trap. The builder sets the attack bonus. A ranged attack trap can be configured to simulate the effect of a composite bow with a high strength rating which provides the trap with a bonus on damage equal to its strength rating.</text:span></text:p>
      <text:p text:style-name="P6"><text:span text:style-name="T7">Melee Attack Traps: </text:span><text:span text:style-name="T8">These traps feature such obstacles as sharp blades that emerge from walls and stone blocks that fall from ceilings. Once again, the builder sets the attack bonus.</text:span></text:p>
      <text:h text:style-name="P20" text:outline-level="3"/>
      <text:h text:style-name="P19" text:outline-level="3"><text:span text:style-name="T6">Damage/Effect</text:span></text:h>
      <text:p text:style-name="P6"><text:span text:style-name="T8">The effect of a trap is what happens to those who spring it. Usually this takes the form of either damage or a spell effect, but some traps have special effects.</text:span></text:p>
      <text:p text:style-name="P6"><text:span text:style-name="T7">Pits:</text:span><text:span text:style-name="T8"> Falling into a pit deals 1d6 points of damage per 10 feet of depth. </text:span></text:p>
      <text:p text:style-name="P6"><text:span text:style-name="T7">Ranged Attack Traps:</text:span><text:span text:style-name="T8"> These traps deal whatever damage their ammunition normally would. If a trap is constructed with a high strength rating, it has a corresponding bonus on damage.</text:span></text:p>
      <text:p text:style-name="P6"><text:span text:style-name="T7">Melee Attack Traps:</text:span><text:span text:style-name="T8"> These traps deal the same damage as the melee weapons they “wield.” In the case of a falling stone block, you can assign any amount of bludgeoning damage you like, but remember that whoever resets the trap has to lift that stone back into place. </text:span></text:p>
      <text:p text:style-name="P21"><text:span text:style-name="T1">A melee attack trap can be constructed with a built-in bonus on damage rolls, just as if the trap itself had a high Strength score. </text:span></text:p>
      <text:p text:style-name="P6"><text:span text:style-name="T7">Spell Traps:</text:span><text:span text:style-name="T8"> Spell traps produce the spell’s effect</text:span><text:span text:style-name="T9">. </text:span><text:span text:style-name="T8">Like all spells, a spell trap that allows a saving throw has a save DC of 10 + spell level + caster’s relevant ability modifier.</text:span></text:p>
      <text:p text:style-name="P6"><text:span text:style-name="T7">Magic Device Traps:</text:span><text:span text:style-name="T8"> These traps produce the effects of any spells included in their construction, as described in the appropriate entries</text:span><text:span text:style-name="T9">. </text:span><text:span text:style-name="T8">If the spell in a magic device trap allows a saving throw, its save DC is 10 + spell level x 1.5. Some spells make attack rolls instead.</text:span></text:p>
      <text:p text:style-name="P6"><text:span text:style-name="T7">Special:</text:span><text:span text:style-name="T8"> Some traps have miscellaneous features that produce special effects, such as drowning for a water trap or ability damage for poison. Saving throws and damage depend on the poison or are set by the builder, as appropriate.</text:span></text:p>
      <text:h text:style-name="P20" text:outline-level="3"/>
      <text:h text:style-name="P19" text:outline-level="3"><text:soft-page-break/><text:span text:style-name="T6">Miscellaneous Trap Features</text:span></text:h>
      <text:p text:style-name="P6"><text:span text:style-name="T8">Some traps include optional features that can make them considerably more deadly. The most common such features are discussed below.</text:span></text:p>
      <text:p text:style-name="P6"><text:span text:style-name="T7">Alchemical Item:</text:span><text:span text:style-name="T8"> Mechanical traps may incorporate alchemical devices or other special substances or items, such as tanglefoot bags, alchemist’s fire, thunderstones, and the like. Some such items mimic spell effects. If the item mimics a spell effect, it increases the CR as shown on Table: CR Modifiers for Mechanical Traps.</text:span></text:p>
      <text:p text:style-name="P6"><text:span text:style-name="T7">Gas:</text:span><text:span text:style-name="T8"> With a gas trap, the danger is in the inhaled poison it delivers. Traps employing gas usually have the never miss and onset delay features (see below).</text:span></text:p>
      <text:p text:style-name="P6"><text:span text:style-name="T7">Liquid:</text:span><text:span text:style-name="T8"> Any trap that involves a danger of drowning is in this category. Traps employing liquid usually have the never miss and onset delay features (see below). </text:span></text:p>
      <text:p text:style-name="P6"><text:span text:style-name="T7">Multiple Target:</text:span><text:span text:style-name="T8"> Traps with this feature can affect more than one character.</text:span></text:p>
      <text:p text:style-name="P6"><text:span text:style-name="T7">Never Miss:</text:span><text:span text:style-name="T8"> When the entire dungeon wall moves to crush you, your quick reflexes won’t help, since the wall can’t possibly miss. A trap with this feature has neither an attack bonus nor a saving throw to avoid, but it does have an onset delay (see below). Most traps involving liquid or gas are of the never miss variety. </text:span></text:p>
      <text:p text:style-name="P6"><text:span text:style-name="T7">Onset Delay:</text:span><text:span text:style-name="T8"> An onset delay is the amount of time between when the trap is sprung and when it deals damage. A never miss trap always has an onset delay.</text:span></text:p>
      <text:p text:style-name="P6"><text:span text:style-name="T7">Poison: </text:span><text:span text:style-name="T8">Traps that employ poison are deadlier than their nonpoisonous counterparts, so they have correspondingly higher CRs. To determine the CR modifier for a given poison, consult Table: CR Modifiers for Mechanical Traps. Only injury, contact, and inhaled poisons are suitable for traps; ingested types are not. Some traps simply deal the poison’s damage. Others deal damage with ranged or melee attacks as well. </text:span></text:p>
      <text:p text:style-name="P6"><text:span text:style-name="T7">Pit Spikes:</text:span><text:span text:style-name="T8"> Treat spikes at the bottom of a pit as daggers, each with a +10 attack bonus. The damage bonus for each spike is +1 per 10 feet of pit depth (to a maximum of +5). Each character who falls into the pit is attacked by 1d4 spikes. Pit spikes do not add to the average damage of the trap (see Average Damage, below).</text:span></text:p>
      <text:p text:style-name="P6"><text:span text:style-name="T7">Pit Bottom:</text:span><text:span text:style-name="T8"> If something other than spikes waits at the bottom of a pit, it’s best to treat that as a separate trap (see Multiple Traps, below) with a location trigger that activates on any significant impact, such as a falling character. </text:span></text:p>
      <text:p text:style-name="P6"><text:span text:style-name="T7">Touch Attack:</text:span><text:span text:style-name="T8"> This feature applies to any trap that needs only a successful touch attack (melee or ranged) to hit.</text:span></text:p>
      <text:p text:style-name="P1"/>
      <text:p text:style-name="P6"><text:span text:style-name="T11">SAMPLE TRAPS</text:span></text:p>
      <text:p text:style-name="P21"><text:span text:style-name="T1">The costs listed for mechanical traps are market prices; those for magic traps are raw material costs. Caster level and class for the spells used to produce the trap effects are provided in the entries for magic device traps and spell traps. For all other spells used (in triggers, for example), the caster level is assumed to be the minimum required.</text:span></text:p>
      <text:h text:style-name="P19" text:outline-level="3"><text:span text:style-name="T6">CR 1 Traps</text:span></text:h>
      <text:p text:style-name="P6"><text:span text:style-name="T7">Basic Arrow Trap:</text:span><text:span text:style-name="T8"> CR 1; mechanical; proximity trigger; manual reset; Atk +10 ranged (1d6/x3, arrow); Search DC 20; Disable Device DC 20. </text:span><text:span text:style-name="T9">Market Price: </text:span><text:span text:style-name="T8">2,000 gp.</text:span></text:p>
      <text:p text:style-name="P6"><text:span text:style-name="T7">Camouflaged Pit Trap:</text:span><text:span text:style-name="T8"> CR 1; mechanical; location trigger; manual reset; DC 20 Reflex save avoids; 10 ft. deep (1d6, fall); Search DC 24; Disable Device DC 20. </text:span><text:span text:style-name="T9">Market Price: </text:span><text:span text:style-name="T8">1,800 gp.</text:span></text:p>
      <text:p text:style-name="P6"><text:span text:style-name="T7">Deeper Pit Trap: </text:span><text:span text:style-name="T8">CR 1; mechanical; location trigger; manual reset; hidden switch bypass (Search DC 25); DC 15 Reflex save avoids; 20 ft. deep (2d6, fall); multiple targets (first target in each of two adjacent 5-ft. squares); Search DC 20; Disable Device DC 23. </text:span><text:span text:style-name="T9">Market Price: </text:span><text:span text:style-name="T8">1,300 gp.</text:span></text:p>
      <text:p text:style-name="P6"><text:span text:style-name="T7">Fusillade of Darts:</text:span><text:span text:style-name="T8"> CR 1; mechanical; location trigger; manual reset; Atk +10 ranged (1d4+1, dart); multiple targets (fires 1d4 darts at each target in two adjacent 5-ft. squares); Search DC 14; Disable Device DC 20. </text:span><text:span text:style-name="T9">Market Price: </text:span><text:span text:style-name="T8">500 gp.</text:span></text:p>
      <text:p text:style-name="P6"><text:span text:style-name="T7">Poison Dart Trap:</text:span><text:span text:style-name="T8"> CR 1; mechanical; location trigger; manual reset; Atk +8 ranged (1d4 plus poison, dart); poison (bloodroot, DC 12 Fortitude save resists, 0/1d4 Con plus 1d3 Wis); Search DC 20; Disable Device DC 18. </text:span><text:span text:style-name="T9">Market Price: </text:span><text:span text:style-name="T8">700 gp.</text:span></text:p>
      <text:p text:style-name="P6"><text:soft-page-break/><text:span text:style-name="T7">Poison Needle Trap:</text:span><text:span text:style-name="T8"> CR 1; mechanical; touch trigger; manual reset; Atk +8 ranged (1 plus greenblood oil poison); Search DC 22; Disable Device DC 20. </text:span><text:span text:style-name="T9">Market Price: </text:span><text:span text:style-name="T8">1,300 gp.</text:span></text:p>
      <text:p text:style-name="P6"><text:span text:style-name="T7">Portcullis Trap:</text:span><text:span text:style-name="T8"> CR 1; mechanical; location trigger; manual reset; Atk +10 melee (3d6); Search DC 20; Disable Device DC 20. </text:span><text:span text:style-name="T9">Note: </text:span><text:span text:style-name="T8">Damage applies only to those underneath the portcullis. Portcullis blocks passageway. </text:span><text:span text:style-name="T9">Market Price: </text:span><text:span text:style-name="T8">1,400 gp.</text:span></text:p>
      <text:p text:style-name="P6"><text:span text:style-name="T7">Razor-Wire across Hallway:</text:span><text:span text:style-name="T8"> CR 1; mechanical; location trigger; no reset; Atk +10 melee (2d6, wire); multiple targets (first target in each of two adjacent 5-ft. squares); Search DC 22; Disable Device DC 15. </text:span><text:span text:style-name="T9">Market Price: </text:span><text:span text:style-name="T8">400 gp.</text:span></text:p>
      <text:p text:style-name="P6"><text:span text:style-name="T7">Rolling Rock Trap: </text:span><text:span text:style-name="T8">CR 1; mechanical; location trigger; manual reset; Atk +10 melee (2d6, rock); Search DC 20; Disable Device DC 22. </text:span><text:span text:style-name="T9">Market Price: </text:span><text:span text:style-name="T8">1,400 gp.</text:span></text:p>
      <text:p text:style-name="P6"><text:span text:style-name="T7">Scything Blade Trap:</text:span><text:span text:style-name="T8"> CR 1; mechanical; location trigger; automatic reset; Atk +8 melee (1d8/x3); Search DC 21; Disable Device DC 20. </text:span><text:span text:style-name="T9">Market Price: </text:span><text:span text:style-name="T8">1,700 gp.</text:span></text:p>
      <text:p text:style-name="P6"><text:span text:style-name="T7">Spear Trap: </text:span><text:span text:style-name="T8">CR 1; mechanical; location trigger; manual reset; Atk +12 ranged (1d8/x3, spear); Search DC 20; Disable Device DC 20. </text:span><text:span text:style-name="T9">Note: </text:span><text:span text:style-name="T8">200-ft. max range, target determined randomly from those in its path. Market Price: 1,200 gp.</text:span></text:p>
      <text:p text:style-name="P6"><text:span text:style-name="T7">Swinging Block Trap:</text:span><text:span text:style-name="T8"> CR 1; mechanical; touch trigger; manual reset; Atk +5 melee (4d6, stone block); Search DC 20; Disable Device DC 20. </text:span><text:span text:style-name="T9">Market Price: </text:span><text:span text:style-name="T8">500 gp.</text:span></text:p>
      <text:p text:style-name="P6"><text:span text:style-name="T7">Wall Blade Trap: </text:span><text:span text:style-name="T8">CR 1; mechanical; touch trigger; automatic reset; hidden switch bypass (Search DC 25); Atk +10 melee (2d4/x4, scythe); Search DC 22; Disable Device DC 22. </text:span><text:span text:style-name="T9">Market Price: </text:span><text:span text:style-name="T8">2,500 gp.</text:span></text:p>
      <text:p text:style-name="P5"/>
      <text:h text:style-name="P19" text:outline-level="3"><text:span text:style-name="T6">CR 2 Traps</text:span></text:h>
      <text:p text:style-name="P6"><text:span text:style-name="T7">Box of Brown Mold:</text:span><text:span text:style-name="T8"> CR 2; mechanical; touch trigger (opening the box); automatic reset; 5-ft. cold aura (3d6, cold nonlethal); Search DC 22; Disable Device DC 16. </text:span><text:span text:style-name="T9">Market Price: </text:span><text:span text:style-name="T8">3,000 gp.</text:span></text:p>
      <text:p text:style-name="P6"><text:span text:style-name="T7">Bricks from Ceiling:</text:span><text:span text:style-name="T8"> CR 2; mechanical; touch trigger; repair reset; Atk +12 melee (2d6, bricks); multiple targets (all targets in two adjacent 5-ft. squares); Search DC 20; Disable Device DC 20. </text:span><text:span text:style-name="T9">Market Price: </text:span><text:span text:style-name="T8">2,400 gp.</text:span></text:p>
      <text:p text:style-name="P6"><text:span text:style-name="T10">Burning Hands </text:span><text:span text:style-name="T7">Trap:</text:span><text:span text:style-name="T8"> CR 2; magic device; proximity trigger </text:span><text:span text:style-name="T9">(alarm); </text:span><text:span text:style-name="T8">automatic reset; spell effect (</text:span><text:span text:style-name="T9">burning hands</text:span><text:span text:style-name="T8">, 1st-level wizard, 1d4 fire, DC 11 Reflex save half damage); Search DC 26; Disable Device DC 26. </text:span><text:span text:style-name="T9">Cost: </text:span><text:span text:style-name="T8">500 gp, 40 XP.</text:span></text:p>
      <text:p text:style-name="P6"><text:span text:style-name="T7">Camouflaged Pit Trap: </text:span><text:span text:style-name="T8">CR 2; mechanical; location trigger; manual reset; DC 20 Reflex save avoids; 20 ft. deep (2d6, fall); multiple targets (first target in each of two adjacent 5-ft. squares); Search DC 24; Disable Device DC 19. </text:span><text:span text:style-name="T9">Market Price: </text:span><text:span text:style-name="T8">3,400 gp.</text:span></text:p>
      <text:p text:style-name="P6"><text:span text:style-name="T10">Inflict Light Wounds </text:span><text:span text:style-name="T7">Trap:</text:span><text:span text:style-name="T8"> CR 2; magic device; touch trigger; automatic reset; spell effect (</text:span><text:span text:style-name="T9">inflict light wounds, </text:span><text:span text:style-name="T8">1st-level cleric, 1d8+1, DC 11 Will save half damage); Search DC 26; Disable Device DC 26. </text:span><text:span text:style-name="T9">Cost: </text:span><text:span text:style-name="T8">500 gp, 40 XP.</text:span></text:p>
      <text:p text:style-name="P6"><text:span text:style-name="T7">Javelin Trap:</text:span><text:span text:style-name="T8"> CR 2; mechanical; location trigger; manual reset; Atk +16 ranged (1d6+4, javelin); Search DC 20; Disable Device DC 18. </text:span><text:span text:style-name="T9">Market Price: </text:span><text:span text:style-name="T8">4,800 gp.</text:span></text:p>
      <text:p text:style-name="P6"><text:span text:style-name="T7">Large Net Trap:</text:span><text:span text:style-name="T8"> CR 2; mechanical; location trigger; manual reset; Atk +5 melee (see note); Search DC 20; Disable Device DC 25. </text:span><text:span text:style-name="T9">Note: </text:span><text:span text:style-name="T8">Characters in 10-ft. square are grappled by net (Str 18) if they fail a DC 14 Reflex save. </text:span><text:span text:style-name="T9">Market Price: </text:span><text:span text:style-name="T8">3,000 gp.</text:span></text:p>
      <text:p text:style-name="P6"><text:span text:style-name="T7">Pit Trap: </text:span><text:span text:style-name="T8">CR 2; mechanical, location trigger; manual reset; DC 20 Reflex save avoids; 40 ft. deep (4d6, fall); Search DC 20; Disable Device DC 20. </text:span><text:span text:style-name="T9">Market Price: </text:span><text:span text:style-name="T8">2,000 gp.</text:span></text:p>
      <text:p text:style-name="P6"><text:span text:style-name="T7">Poison Needle Trap: </text:span><text:span text:style-name="T8">CR 2; mechanical; touch trigger; repair reset; lock bypass (Open Lock DC 30); Atk +17 melee (1 plus poison, needle); poison (blue whinnis, DC 14 Fortitude save resists (poison only), 1 Con/unconsciousness); Search DC 22; Disable Device DC 17. </text:span><text:span text:style-name="T9">Market Price: </text:span><text:span text:style-name="T8">4,720 gp.</text:span></text:p>
      <text:p text:style-name="P6"><text:span text:style-name="T7">Spiked Pit Trap: </text:span><text:span text:style-name="T8">CR 2; mechanical; location trigger; automatic reset; DC 20 Reflex save avoids; 20 ft. deep (2d6, fall); multiple targets (first target in each of two adjacent 5-ft. squares); pit spikes (Atk +10 melee, 1d4 spikes per target for 1d4+2 each); Search DC 18; Disable Device DC 15. </text:span><text:span text:style-name="T9">Market Price: </text:span><text:span text:style-name="T8">1,600 gp.</text:span></text:p>
      <text:p text:style-name="P6"><text:span text:style-name="T7">Tripping Chain: </text:span><text:span text:style-name="T8">CR 2; mechanical; location trigger; automatic reset; multiple traps (tripping and melee attack); Atk +15 melee touch (trip), Atk +15 melee (2d4+2, spiked chain); Search DC 15; Disable Device DC 18. </text:span><text:span text:style-name="T9">Market Price: </text:span><text:span text:style-name="T8">3,800 gp. </text:span><text:span text:style-name="T9">Note: </text:span><text:span text:style-name="T8">This trap is really one CR 1 trap that trips and a second CR 1 trap that attacks with a spiked chain. If the tripping attack succeeds, a +4 bonus applies to the spiked chain attack because the opponent is prone.</text:span></text:p>
      <text:p text:style-name="P6"><text:soft-page-break/><text:span text:style-name="T7">Well-Camouflaged Pit Trap: </text:span><text:span text:style-name="T8">CR 2; mechanical; location trigger; repair reset; DC 20 Reflex save avoids; 10 ft. deep (1d6, fall); Search DC 27; Disable Device DC 20. </text:span><text:span text:style-name="T9">Market Price: </text:span><text:span text:style-name="T8">4,400 gp.</text:span></text:p>
      <text:p text:style-name="P5"/>
      <text:h text:style-name="P19" text:outline-level="3"><text:span text:style-name="T6">CR 3 Traps</text:span></text:h>
      <text:p text:style-name="P6"><text:span text:style-name="T10">Burning Hands </text:span><text:span text:style-name="T7">Trap: </text:span><text:span text:style-name="T8">CR 3; magic device; proximity trigger </text:span><text:span text:style-name="T9">(alarm); </text:span><text:span text:style-name="T8">automatic reset; spell effect (</text:span><text:span text:style-name="T9">burning hands, </text:span><text:span text:style-name="T8">5th-level wizard, 5d4 fire, DC 11 Reflex save half damage); Search DC 26; Disable Device DC 26. </text:span><text:span text:style-name="T9">Cost: </text:span><text:span text:style-name="T8">2,500 gp, 200 XP.</text:span></text:p>
      <text:p text:style-name="P6"><text:span text:style-name="T7">Camouflaged Pit Trap: </text:span><text:span text:style-name="T8">CR 3; mechanical; location trigger; manual reset; DC 20 Reflex save avoids; 30 ft. deep (3d6, fall); multiple targets (first target in each of two adjacent squares); Search DC 24; Disable Device DC 18. </text:span><text:span text:style-name="T9">Market Price: </text:span><text:span text:style-name="T8">4,800 gp.</text:span></text:p>
      <text:p text:style-name="P6"><text:span text:style-name="T7">Ceiling Pendulum: </text:span><text:span text:style-name="T8">CR 3; mechanical; timed trigger; automatic reset; Atk +15 melee (1d12+8/x3, greataxe); Search DC 15; Disable Device DC 27. </text:span><text:span text:style-name="T9">Market Price: </text:span><text:span text:style-name="T8">14,100 gp.</text:span></text:p>
      <text:p text:style-name="P6"><text:span text:style-name="T10">Fire Trap:</text:span><text:span text:style-name="T9"> </text:span><text:span text:style-name="T8">CR 3; spell; spell trigger; no reset; spell effect (</text:span><text:span text:style-name="T9">fire trap, </text:span><text:span text:style-name="T8">3rd-level druid, 1d4+3 fire, DC 13 Reflex save half damage); Search DC 27; Disable Device DC 27. </text:span><text:span text:style-name="T9">Cost: </text:span><text:span text:style-name="T8">85 gp to hire NPC spellcaster.</text:span></text:p>
      <text:p text:style-name="P6"><text:span text:style-name="T7">Extended </text:span><text:span text:style-name="T10">Bane </text:span><text:span text:style-name="T7">Trap: </text:span><text:span text:style-name="T8">CR 3; magic device; proximity trigger </text:span><text:span text:style-name="T9">(detect good); </text:span><text:span text:style-name="T8">automatic reset; spell effect (extended </text:span><text:span text:style-name="T9">bane, </text:span><text:span text:style-name="T8">3rd-level cleric, DC 13 Will save negates); Search DC 27; Disable Device DC 27. </text:span><text:span text:style-name="T9">Cost: </text:span><text:span text:style-name="T8">3,500 gp, 280 XP.</text:span></text:p>
      <text:p text:style-name="P6"><text:span text:style-name="T10">Ghoul Touch </text:span><text:span text:style-name="T7">Trap: </text:span><text:span text:style-name="T8">CR 3; magic device; touch trigger; automatic reset; spell effect (</text:span><text:span text:style-name="T9">ghoul touch, </text:span><text:span text:style-name="T8">3rd-level wizard, DC 13 Fortitude save negates); Search DC 27; Disable Device DC 27. </text:span><text:span text:style-name="T9">Cost: </text:span><text:span text:style-name="T8">3,000 gp, 240 XP. </text:span></text:p>
      <text:p text:style-name="P6"><text:span text:style-name="T7">Hail of Needles: </text:span><text:span text:style-name="T8">CR 3; mechanical; location trigger; manual reset; Atk +20 ranged (2d4); Search DC 22; Disable Device DC 22. </text:span><text:span text:style-name="T9">Market Price: </text:span><text:span text:style-name="T8">5,400 gp.</text:span></text:p>
      <text:p text:style-name="P6"><text:span text:style-name="T10">Acid Arrow </text:span><text:span text:style-name="T7">Trap:</text:span><text:span text:style-name="T8"> CR 3; magic device; proximity trigger </text:span><text:span text:style-name="T9">(alarm); </text:span><text:span text:style-name="T8">automatic reset; Atk +2 ranged touch; spell effect (</text:span><text:span text:style-name="T9">acid arrow, </text:span><text:span text:style-name="T8">3rd-level wizard, 2d4 acid/round for 2 rounds); Search DC 27; Disable Device DC 27. </text:span><text:span text:style-name="T9">Cost: </text:span><text:span text:style-name="T8">3,000 gp, 240 XP.</text:span></text:p>
      <text:p text:style-name="P6"><text:span text:style-name="T7">Pit Trap:</text:span><text:span text:style-name="T8"> CR 3; mechanical, location trigger; manual reset; DC 20 Reflex save avoids; 60 ft. deep (6d6, fall); Search DC 20; Disable Device DC 20. </text:span><text:span text:style-name="T9">Market Price: </text:span><text:span text:style-name="T8">3,000 gp.</text:span></text:p>
      <text:p text:style-name="P6"><text:span text:style-name="T7">Poisoned Arrow Trap:</text:span><text:span text:style-name="T8"> CR 3; mechanical; touch trigger; manual reset; lock bypass (Open Lock DC 30); Atk +12 ranged (1d8 plus poison, arrow); poison (Large monstrous scorpion venom, DC 14 Fortitude save resists, 1d4 Con/1d4 Con); Search DC 19; Disable Device DC 15. </text:span><text:span text:style-name="T9">Market Price: </text:span><text:span text:style-name="T8">2,900 gp.</text:span></text:p>
      <text:p text:style-name="P6"><text:span text:style-name="T7">Spiked Pit Trap: </text:span><text:span text:style-name="T8">CR 3; mechanical; location trigger; manual reset; DC 20 Reflex save avoids; 20 ft. deep (2d6, fall); multiple targets (first target in each of two adjacent 5-ft. squares); pit spikes (Atk +10 melee, 1d4 spikes per target for 1d4+2 each); Search DC 21; Disable Device DC 20. </text:span><text:span text:style-name="T9">Market Price: </text:span><text:span text:style-name="T8">3,600 gp.</text:span></text:p>
      <text:p text:style-name="P6"><text:span text:style-name="T7">Stone Blocks from Ceiling: </text:span><text:span text:style-name="T8">CR 3; mechanical; location trigger; repair reset; Atk +10 melee (4d6, stone blocks); Search DC 25; Disable Device DC 20. </text:span><text:span text:style-name="T9">Market Price: </text:span><text:span text:style-name="T8">5,400 gp.</text:span></text:p>
      <text:p text:style-name="P4"/>
      <text:h text:style-name="P19" text:outline-level="3"><text:span text:style-name="T6">CR 4 Traps</text:span></text:h>
      <text:p text:style-name="P6"><text:span text:style-name="T10">Bestow Curse </text:span><text:span text:style-name="T7">Trap: </text:span><text:span text:style-name="T8">CR 4; magic device; touch trigger </text:span><text:span text:style-name="T9">(detect chaos); </text:span><text:span text:style-name="T8">automatic reset; spell effect (</text:span><text:span text:style-name="T9">bestow curse, </text:span><text:span text:style-name="T8">5th-level cleric, DC 14 Will save negates); Search DC 28; Disable Device DC 28. </text:span><text:span text:style-name="T9">Cost: </text:span><text:span text:style-name="T8">8,000 gp, 640 XP.</text:span></text:p>
      <text:p text:style-name="P6"><text:span text:style-name="T7">Camouflaged Pit Trap: </text:span><text:span text:style-name="T8">CR 4; mechanical; location trigger; manual reset; DC 20 Reflex save avoids; 40 ft. deep (4d6, fall); multiple targets (first target in each of two adjacent 5-ft. squares); Search DC 25; Disable Device DC 17. </text:span><text:span text:style-name="T9">Market Price: </text:span><text:span text:style-name="T8">6,800 gp. </text:span></text:p>
      <text:p text:style-name="P6"><text:span text:style-name="T7">Collapsing Column:</text:span><text:span text:style-name="T8"> CR 4; mechanical; touch trigger (attached); no reset; Atk +15 melee (6d6, stone blocks); Search DC 20; Disable Device DC 24. </text:span><text:span text:style-name="T9">Market Price: </text:span><text:span text:style-name="T8">8,800 gp.</text:span></text:p>
      <text:p text:style-name="P6"><text:span text:style-name="T10">Glyph of Warding </text:span><text:span text:style-name="T7">(Blast): </text:span><text:span text:style-name="T8">CR 4; spell; spell trigger; no reset; spell effect (</text:span><text:span text:style-name="T9">glyph of warding </text:span><text:span text:style-name="T8">[blast], 5th-level cleric, 2d8 acid, DC 14 Reflex save half damage); multiple targets (all targets within 5 ft.); Search DC 28; Disable Device DC 28. </text:span><text:span text:style-name="T9">Cost: </text:span><text:span text:style-name="T8">350 gp to hire NPC spellcaster.</text:span></text:p>
      <text:p text:style-name="P6"><text:soft-page-break/><text:span text:style-name="T10">Lightning Bolt </text:span><text:span text:style-name="T7">Trap: </text:span><text:span text:style-name="T8">CR 4; magic device; proximity trigger </text:span><text:span text:style-name="T9">(alarm); </text:span><text:span text:style-name="T8">automatic reset; spell effect (</text:span><text:span text:style-name="T9">lightning bolt, </text:span><text:span text:style-name="T8">5th-level wizard, 5d6 electricity, DC 14 Reflex save half damage); Search DC 28; Disable Device DC 28. </text:span><text:span text:style-name="T9">Cost: </text:span><text:span text:style-name="T8">7,500 gp, 600 XP.</text:span></text:p>
      <text:p text:style-name="P6"><text:span text:style-name="T7">Pit Trap:</text:span><text:span text:style-name="T8"> CR 4; mechanical, location trigger; manual reset; DC 20 Reflex save avoids; 80 ft. deep (8d6, fall); Search DC 20; Disable Device DC 20. </text:span><text:span text:style-name="T9">Market Price: </text:span><text:span text:style-name="T8">4,000 gp.</text:span></text:p>
      <text:p text:style-name="P6"><text:span text:style-name="T7">Poisoned Dart Trap:</text:span><text:span text:style-name="T8"> CR 4; mechanical; location trigger; manual reset; Atk +15 ranged (1d4+4 plus poison, dart); multiple targets (1 dart per target in a 10-ft.-by-10-ft. area); poison (Small monstrous centipede poison, DC 10 Fortitude save resists, 1d2 Dex/1d2 Dex); Search DC 21; Disable Device DC 22. </text:span><text:span text:style-name="T9">Market Price: </text:span><text:span text:style-name="T8">12,090 gp.</text:span></text:p>
      <text:p text:style-name="P6"><text:span text:style-name="T10">Sepia Snake Sigil </text:span><text:span text:style-name="T7">Trap: </text:span><text:span text:style-name="T8">CR 4; spell; spell trigger; no reset; spell effect (</text:span><text:span text:style-name="T9">sepia snake sigil, </text:span><text:span text:style-name="T8">5th-level wizard, DC 14 Reflex save negates); Search DC 28; Disable Device DC 28. </text:span><text:span text:style-name="T9">Cost: </text:span><text:span text:style-name="T8">650 gp to hire NPC spellcaster.</text:span></text:p>
      <text:p text:style-name="P6"><text:span text:style-name="T7">Spiked Pit Trap: </text:span><text:span text:style-name="T8">CR 4; mechanical; location trigger; automatic reset; DC 20 Reflex save avoids; 60 ft. deep (6d6, fall); pit spikes (Atk +10 melee, 1d4 spikes per target for 1d4+5 each); Search DC 20; Disable Device DC 20. </text:span><text:span text:style-name="T9">Market Price: </text:span><text:span text:style-name="T8">4,000 gp. </text:span></text:p>
      <text:p text:style-name="P6"><text:span text:style-name="T7">Wall Scythe Trap: </text:span><text:span text:style-name="T8">CR 4; mechanical; location trigger; automatic reset; Atk +20 melee (2d4+8/x4, scythe); Search DC 21; Disable Device DC 18. </text:span><text:span text:style-name="T9">Market Price: </text:span><text:span text:style-name="T8">17,200 gp.</text:span></text:p>
      <text:p text:style-name="P6"><text:span text:style-name="T7">Water-Filled Room Trap: </text:span><text:span text:style-name="T8">CR 4; mechanical; location trigger; automatic reset; multiple targets (all targets in a 10-ft.-by-10-ft. room); never miss; onset delay (5 rounds); liquid; Search DC 17; Disable Device DC 23. </text:span><text:span text:style-name="T9">Market Price: </text:span><text:span text:style-name="T8">11,200 gp.</text:span></text:p>
      <text:p text:style-name="P6"><text:span text:style-name="T7">Wide-Mouth Spiked Pit Trap:</text:span><text:span text:style-name="T8"> CR 4; mechanical; location trigger; manual reset; DC 20 Reflex save avoids; 20 ft. deep (2d6, fall); multiple targets (first target in each of two adjacent 5-ft. squares); pit spikes (Atk +10 melee, 1d4 spikes per target for 1d4+2 each); Search DC 18; Disable Device DC 25. </text:span><text:span text:style-name="T9">Market Price: </text:span><text:span text:style-name="T8">7,200 gp.</text:span></text:p>
      <text:p text:style-name="P5"/>
      <text:h text:style-name="P19" text:outline-level="3"><text:span text:style-name="T6">CR 5 Traps</text:span></text:h>
      <text:p text:style-name="P6"><text:span text:style-name="T7">Camouflaged Pit Trap:</text:span><text:span text:style-name="T8"> CR 5; mechanical; location trigger; manual reset; DC 20 Reflex save avoids; 50 ft. deep (5d6, fall); multiple targets (first target in each of two adjacent 5-ft. squares); Search DC 25; Disable Device DC 17. </text:span><text:span text:style-name="T9">Market Price: </text:span><text:span text:style-name="T8">8,500 gp.</text:span></text:p>
      <text:p text:style-name="P6"><text:span text:style-name="T7">Doorknob Smeared with Contact Poison: </text:span><text:span text:style-name="T8">CR 5; mechanical; touch trigger (attached); manual reset; poison (nitharit, DC 13 Fortitude save resists, 0/3d6 Con); Search DC 25; Disable Device DC 19. </text:span><text:span text:style-name="T9">Market Price: </text:span><text:span text:style-name="T8">9,650 gp.</text:span></text:p>
      <text:p text:style-name="P6"><text:span text:style-name="T7">Falling Block Trap:</text:span><text:span text:style-name="T8"> CR 5; mechanical; location trigger; manual reset; Atk +15 melee (6d6); multiple targets (can strike all characters in two adjacent specified squares); Search DC 20; Disable Device DC 25. </text:span><text:span text:style-name="T9">Market Price: </text:span><text:span text:style-name="T8">15,000 gp.</text:span></text:p>
      <text:p text:style-name="P6"><text:span text:style-name="T10">Fire Trap: </text:span><text:span text:style-name="T8">CR 5; spell; spell trigger; no reset; spell effect (</text:span><text:span text:style-name="T9">fire trap, </text:span><text:span text:style-name="T8">7th-level wizard, 1d4+7 fire, DC 16 Reflex save half damage); Search DC 29; Disable Device DC 29. </text:span><text:span text:style-name="T9">Cost: </text:span><text:span text:style-name="T8">305 gp to hire NPC spellcaster.</text:span></text:p>
      <text:p text:style-name="P6"><text:span text:style-name="T10">Fireball </text:span><text:span text:style-name="T7">Trap: </text:span><text:span text:style-name="T8">CR 5; magic device; touch trigger; automatic reset; spell effect (</text:span><text:span text:style-name="T9">fireball, </text:span><text:span text:style-name="T8">8th-level wizard, 8d6 fire, DC 14 Reflex save half damage); Search DC 28; Disable Device DC 28. </text:span><text:span text:style-name="T9">Cost: </text:span><text:span text:style-name="T8">12,000 gp, 960 XP.</text:span></text:p>
      <text:p text:style-name="P6"><text:span text:style-name="T7">Flooding Room Trap:</text:span><text:span text:style-name="T8"> CR 5; mechanical; proximity trigger; automatic reset; no attack roll necessary (see note below); Search DC 20; Disable Device DC 25. </text:span><text:span text:style-name="T9">Note: </text:span><text:span text:style-name="T8">Room floods in 4 rounds. </text:span><text:span text:style-name="T9">Market Price: </text:span><text:span text:style-name="T8">17,500 gp.</text:span></text:p>
      <text:p text:style-name="P6"><text:span text:style-name="T7">Fusillade of Darts:</text:span><text:span text:style-name="T8"> CR 5; mechanical; location trigger; manual reset; Atk +18 ranged (1d4+1, dart); multiple targets (1d8 darts per target in a 10-ft.-by-10-ft. area); Search DC 19; Disable Device DC 25. </text:span><text:span text:style-name="T9">Market Price: </text:span><text:span text:style-name="T8">18,000 gp.</text:span></text:p>
      <text:p text:style-name="P6"><text:span text:style-name="T7">Moving Executioner Statue: </text:span><text:span text:style-name="T8">CR 5; mechanical; location trigger; automatic reset; hidden switch bypass (Search DC 25); Atk +16 melee (1d12+8/x3, greataxe); multiple targets (both arms attack); Search DC 25; Disable Device DC 18. </text:span><text:span text:style-name="T9">Market Price: </text:span><text:span text:style-name="T8">22,500 gp.</text:span></text:p>
      <text:p text:style-name="P6"><text:span text:style-name="T10">Phantasmal Killer </text:span><text:span text:style-name="T7">Trap: </text:span><text:span text:style-name="T8">CR 5; magic device; proximity trigger (</text:span><text:span text:style-name="T9">alarm </text:span><text:span text:style-name="T8">covering the entire room); automatic reset; spell effect (</text:span><text:span text:style-name="T9">phantasmal killer, </text:span><text:span text:style-name="T8">7th-level wizard, DC 16 Will save for disbelief and DC 16 Fort save for partial effect); Search DC 29; Disable Device DC 29. </text:span><text:span text:style-name="T9">Cost: </text:span><text:span text:style-name="T8">14,000 gp, 1,120 XP.</text:span></text:p>
      <text:p text:style-name="P6"><text:span text:style-name="T7">Pit Trap: </text:span><text:span text:style-name="T8">CR 5; mechanical, location trigger; manual reset; DC 20 Reflex save avoids; 100 ft. deep (10d6, fall); Search DC 20; Disable Device DC 20. </text:span><text:span text:style-name="T9">Market Price: </text:span><text:span text:style-name="T8">5,000 gp.</text:span></text:p>
      <text:p text:style-name="P6"><text:span text:style-name="T7">Poison Wall Spikes: </text:span><text:span text:style-name="T8">CR 5; mechanical; location trigger; manual reset; Atk +16 melee (1d8+4 plus poison, spike); multiple targets (closest target in each of two adjacent 5-ft. squares); poison (Medium monstrous spider venom, DC 12 Fortitude save resists, 1d4 Str/1d4 Str); Search DC 17; Disable Device DC 21. </text:span><text:span text:style-name="T9">Market Price: </text:span><text:span text:style-name="T8">12,650 gp.</text:span></text:p>
      <text:p text:style-name="P6"><text:soft-page-break/><text:span text:style-name="T7">Spiked Pit Trap: </text:span><text:span text:style-name="T8">CR 5; mechanical; location trigger; manual reset; DC 25 Reflex save avoids; 40 ft. deep (4d6, fall); multiple targets (first target in each of two adjacent 5-ft. squares); pit spikes (Atk +10 melee, 1d4 spikes per target for 1d4+4 each); Search DC 21; Disable Device DC 20. </text:span><text:span text:style-name="T9">Market Price: </text:span><text:span text:style-name="T8">13,500 gp.</text:span></text:p>
      <text:p text:style-name="P6"><text:span text:style-name="T7">Spiked Pit Trap (80 Ft. Deep): </text:span><text:span text:style-name="T8">CR 5; mechanical; location trigger, manual reset; DC 20 Reflex save avoids; 80 ft. deep (8d6, fall), pit spikes (Atk +10 melee, 1d4 spikes for 1d4+5 each); Search DC 20; Disable Device DC 20. </text:span><text:span text:style-name="T9">Market Price: </text:span><text:span text:style-name="T8">5,000 gp. </text:span></text:p>
      <text:p text:style-name="P6"><text:span text:style-name="T7">Ungol Dust Vapor Trap: </text:span><text:span text:style-name="T8">CR 5; mechanical; location trigger; manual reset; gas; multiple targets (all targets in a 10-ft.-by-10-ft. room); never miss; onset delay (2 rounds); poison (ungol dust, DC 15 Fortitude save resists, 1 Cha/1d6 Cha plus 1 Cha drain); Search DC 20; Disable Device DC 16. </text:span><text:span text:style-name="T9">Market Price: </text:span><text:span text:style-name="T8">9,000 gp.</text:span></text:p>
      <text:p text:style-name="P5"/>
      <text:h text:style-name="P19" text:outline-level="3"><text:span text:style-name="T6">CR 6 Traps </text:span></text:h>
      <text:p text:style-name="P6"><text:span text:style-name="T7">Built-to-Collapse Wall:</text:span><text:span text:style-name="T8"> CR 6; mechanical; proximity trigger; no reset; Atk +20 melee (8d6, stone blocks); multiple targets (all targets in a 10-ft.-by-10-ft. area); Search DC 14; Disable Device DC 16. </text:span><text:span text:style-name="T9">Market Price: </text:span><text:span text:style-name="T8">15,000 gp.</text:span></text:p>
      <text:p text:style-name="P6"><text:span text:style-name="T7">Compacting Room: </text:span><text:span text:style-name="T8">CR 6; mechanical; timed trigger; automatic reset; hidden switch bypass (Search DC 25); walls move together (12d6, crush); multiple targets (all targets in a 10-ft.-by- 10-ft. room); never miss; onset delay (4 rounds); Search DC 20; Disable Device DC 22. </text:span><text:span text:style-name="T9">Market Price: </text:span><text:span text:style-name="T8">25,200 gp.</text:span></text:p>
      <text:p text:style-name="P6"><text:span text:style-name="T10">Flame Strike </text:span><text:span text:style-name="T7">Trap: </text:span><text:span text:style-name="T8">CR 6; magic device; proximity trigger </text:span><text:span text:style-name="T9">(detect magic); </text:span><text:span text:style-name="T8">automatic reset; spell effect (</text:span><text:span text:style-name="T9">flame strike, </text:span><text:span text:style-name="T8">9th-level cleric, 9d6 fire, DC 17 Reflex save half damage); Search DC 30; Disable Device DC 30. </text:span><text:span text:style-name="T9">Cost: </text:span><text:span text:style-name="T8">22,750 gp, 1,820 XP.</text:span></text:p>
      <text:p text:style-name="P6"><text:span text:style-name="T7">Fusillade of Spears: </text:span><text:span text:style-name="T8">CR 6; mechanical; proximity trigger; repair reset; Atk +21 ranged (1d8, spear); multiple targets (1d6 spears per target in a 10 ft.-by-10-ft. area); Search DC 26; Disable Device DC 20. </text:span><text:span text:style-name="T9">Market Price: </text:span><text:span text:style-name="T8">31,200 gp.</text:span></text:p>
      <text:p text:style-name="P6"><text:span text:style-name="T10">Glyph of Warding </text:span><text:span text:style-name="T7">(Blast): </text:span><text:span text:style-name="T8">CR 6; spell; spell trigger; no reset; spell effect (</text:span><text:span text:style-name="T9">glyph of warding </text:span><text:span text:style-name="T8">[blast], 16th-level cleric, 8d8 sonic, DC 14 Reflex save half damage); multiple targets (all targets within 5 ft.); Search DC 28; Disable Device DC 28. </text:span><text:span text:style-name="T9">Cost: </text:span><text:span text:style-name="T8">680 gp to hire NPC spellcaster.</text:span></text:p>
      <text:p text:style-name="P6"><text:span text:style-name="T10">Lightning Bolt </text:span><text:span text:style-name="T7">Trap: </text:span><text:span text:style-name="T8">CR 6; magic device; proximity trigger </text:span><text:span text:style-name="T9">(alarm); </text:span><text:span text:style-name="T8">automatic reset; spell effect (</text:span><text:span text:style-name="T9">lightning bolt, </text:span><text:span text:style-name="T8">10th-level wizard, 10d6 electricity, DC 14 Reflex save half damage); Search DC 28; Disable Device DC 28. </text:span><text:span text:style-name="T9">Cost: </text:span><text:span text:style-name="T8">15,000 gp, 1,200 XP.</text:span></text:p>
      <text:p text:style-name="P6"><text:span text:style-name="T7">Spiked Blocks from Ceiling: </text:span><text:span text:style-name="T8">CR 6; mechanical; location trigger; repair reset; Atk +20 melee (6d6, spikes); multiple targets (all targets in a 10-ft.-by-10-ft. area); Search DC 24; Disable Device DC 20. </text:span><text:span text:style-name="T9">Market Price: </text:span><text:span text:style-name="T8">21,600 gp.</text:span></text:p>
      <text:p text:style-name="P6"><text:span text:style-name="T7">Spiked Pit Trap (100 Ft. Deep):</text:span><text:span text:style-name="T8"> CR 6; mechanical; location trigger, manual reset; DC 20 Reflex save avoids; 100 ft. deep (10d6, fall); pit spikes (Atk +10 melee, 1d4 spikes per target for 1d4+5 each); Search DC 20; Disable Device DC 20. </text:span><text:span text:style-name="T9">Market Price: </text:span><text:span text:style-name="T8">6,000 gp.</text:span></text:p>
      <text:p text:style-name="P6"><text:span text:style-name="T7">Whirling Poison Blades: </text:span><text:span text:style-name="T8">CR 6; mechanical; timed trigger; automatic reset; hidden lock bypass (Search DC 25, Open Lock DC 30); Atk +10 melee (1d4+4/19–20 plus poison, dagger); poison (purple worm poison, DC 24 Fortitude save resists, 1d6 Str/2d6 Str); multiple targets (one target in each of three preselected 5-ft. squares); Search DC 20; Disable Device DC 20. </text:span><text:span text:style-name="T9">Market Price: </text:span><text:span text:style-name="T8">30,200 gp.</text:span></text:p>
      <text:p text:style-name="P6"><text:span text:style-name="T7">Wide-Mouth Pit Trap: </text:span><text:span text:style-name="T8">CR 6; mechanical; location trigger, manual reset; DC 25 Reflex save avoids; 40 ft. deep (4d6, fall); multiple targets (all targets within a 10-ft.-by-10-ft. area); Search DC 26; Disable Device DC 25. </text:span><text:span text:style-name="T9">Market Price: </text:span><text:span text:style-name="T8">28,200 gp.</text:span></text:p>
      <text:p text:style-name="P6"><text:span text:style-name="T7">Wyvern Arrow Trap: </text:span><text:span text:style-name="T8">CR 6; mechanical; proximity trigger; manual reset; Atk +14 ranged (1d8 plus poison, arrow); poison (wyvern poison, DC 17 Fortitude save resists, 2d6 Con/2d6 Con); Search DC 20; Disable Device DC 16. </text:span><text:span text:style-name="T9">Market Price: </text:span><text:span text:style-name="T8">17,400 gp. </text:span></text:p>
      <text:p text:style-name="P4"/>
      <text:h text:style-name="P19" text:outline-level="3"><text:span text:style-name="T6">CR 7 Traps</text:span></text:h>
      <text:p text:style-name="P6"><text:span text:style-name="T10">Acid Fog </text:span><text:span text:style-name="T7">Trap: </text:span><text:span text:style-name="T8">CR 7; magic device; proximity trigger </text:span><text:span text:style-name="T9">(alarm); </text:span><text:span text:style-name="T8">automatic reset; spell effect (</text:span><text:span text:style-name="T9">acid fog, </text:span><text:span text:style-name="T8">11th-level wizard, 2d6/round acid for 11 rounds); Search DC 31; Disable Device DC 31. </text:span><text:span text:style-name="T9">Cost: </text:span><text:span text:style-name="T8">33,000 gp, 2,640 XP.</text:span></text:p>
      <text:p text:style-name="P6"><text:span text:style-name="T10">Blade Barrier </text:span><text:span text:style-name="T7">Trap: </text:span><text:span text:style-name="T8">CR 7; magic device; proximity trigger </text:span><text:span text:style-name="T9">(alarm); </text:span><text:span text:style-name="T8">automatic reset; spell effect (</text:span><text:span text:style-name="T9">blade barrier, </text:span><text:span text:style-name="T8">11th-level cleric, 11d6 slashing, DC 19 Reflex save half damage); Search DC 31; Disable Device DC 31. </text:span><text:span text:style-name="T9">Cost: </text:span><text:span text:style-name="T8">33,000 gp, 2,640 XP.</text:span></text:p>
      <text:p text:style-name="P6"><text:span text:style-name="T7">Burnt Othur Vapor Trap: </text:span><text:span text:style-name="T8">CR 7; mechanical; location trigger; repair reset; gas; multiple targets (all targets in a 10-ft.-by-10-ft. room); never miss; onset delay (3 rounds); poison (burnt othur fumes, DC 18 Fortitude save resists, 1 Con drain/3d6 Con); Search DC 21; Disable Device DC 21. </text:span><text:span text:style-name="T9">Market Price: </text:span><text:span text:style-name="T8">17,500 gp.</text:span></text:p>
      <text:p text:style-name="P6"><text:soft-page-break/><text:span text:style-name="T10">Chain Lightning </text:span><text:span text:style-name="T7">Trap: </text:span><text:span text:style-name="T8">CR 7; magic device; proximity trigger </text:span><text:span text:style-name="T9">(alarm); </text:span><text:span text:style-name="T8">automatic reset; spell effect (</text:span><text:span text:style-name="T9">chain lightning, </text:span><text:span text:style-name="T8">11th-level wizard, 11d6 electricity to target nearest center of trigger area plus 5d6 electricity to each of up to eleven secondary targets, DC 19 Reflex save half damage); Search DC 31; Disable Device DC 31. </text:span><text:span text:style-name="T9">Cost: </text:span><text:span text:style-name="T8">33,000 gp, 2,640 XP. </text:span></text:p>
      <text:p text:style-name="P6"><text:span text:style-name="T10">Black Tentacles </text:span><text:span text:style-name="T7">Trap: </text:span><text:span text:style-name="T8">CR 7; magic device; proximity trigger </text:span><text:span text:style-name="T9">(alarm); </text:span><text:span text:style-name="T8">no reset; spell effect (</text:span><text:span text:style-name="T9">black tentacles, </text:span><text:span text:style-name="T8">7th-level wizard, 1d4+7 tentacles, Atk +7 melee [1d6+4, tentacle]); multiple targets (up to six tentacles per target in each of two adjacent 5-ft. squares); Search DC 29; Disable Device DC 29. </text:span><text:span text:style-name="T9">Cost: </text:span><text:span text:style-name="T8">1,400 gp, 112 XP.</text:span></text:p>
      <text:p text:style-name="P6"><text:span text:style-name="T7">Fusillade of Greenblood Oil Darts:</text:span><text:span text:style-name="T8"> CR 7; mechanical; location trigger; manual reset; Atk +18 ranged (1d4+1 plus poison, dart); poison (greenblood oil, DC 13 Fortitude save resists, 1 Con/ 1d2 Con); multiple targets (1d8 darts per target in a 10-ft.-by-10-ft. area); Search DC 25; Disable Device DC 25. </text:span><text:span text:style-name="T9">Market Price: </text:span><text:span text:style-name="T8">33,000 gp.</text:span></text:p>
      <text:p text:style-name="P6"><text:span text:style-name="T7">Lock Covered in Dragon Bile: </text:span><text:span text:style-name="T8">CR 7; mechanical; touch trigger (attached); no reset; poison (dragon bile, DC 26 Fortitude save resists, 3d6 Str/0); Search DC 27; Disable Device DC 16. </text:span><text:span text:style-name="T9">Market Price: </text:span><text:span text:style-name="T8">11,300 gp.</text:span></text:p>
      <text:p text:style-name="P6"><text:span text:style-name="T10">Summon Monster VI </text:span><text:span text:style-name="T7">Trap:</text:span><text:span text:style-name="T8"> CR 7; magic device; proximity trigger </text:span><text:span text:style-name="T9">(alarm); </text:span><text:span text:style-name="T8">no reset; spell effect (</text:span><text:span text:style-name="T9">summon monster VI, </text:span><text:span text:style-name="T8">11th-level wizard), Search DC 31; Disable Device DC 31. </text:span><text:span text:style-name="T9">Cost: </text:span><text:span text:style-name="T8">3,300 gp, 264 XP.</text:span></text:p>
      <text:p text:style-name="P6"><text:span text:style-name="T7">Water-Filled Room:</text:span><text:span text:style-name="T8"> CR 7; mechanical; location trigger; manual reset; multiple targets (all targets in a 10-ft.-by-10-ft. room); never miss; onset delay (3 rounds); water; Search DC 20; Disable Device DC 25. </text:span><text:span text:style-name="T9">Market Price: </text:span><text:span text:style-name="T8">21,000 gp. </text:span></text:p>
      <text:p text:style-name="P6"><text:span text:style-name="T7">Well-Camouflaged Pit Trap:</text:span><text:span text:style-name="T8"> CR 7; mechanical; location trigger; repair reset; DC 25 Reflex save avoids; 70 ft. deep (7d6, fall); multiple targets (first target in each of two adjacent 5-ft. squares); Search DC 27; Disable Device DC 18. </text:span><text:span text:style-name="T9">Market Price: </text:span><text:span text:style-name="T8">24,500 gp. </text:span></text:p>
      <text:p text:style-name="P5"/>
      <text:h text:style-name="P19" text:outline-level="3"><text:span text:style-name="T6">CR 8 Traps</text:span></text:h>
      <text:p text:style-name="P6"><text:span text:style-name="T7">Deathblade Wall Scythe:</text:span><text:span text:style-name="T8"> CR 8; mechanical; touch trigger; manual reset; Atk +16 melee (2d4+8 plus poison, scythe); poison (deathblade, DC 20 Fortitude save resists, 1d6 Con/2d6 Con); Search DC 24; Disable Device DC 19. </text:span><text:span text:style-name="T9">Market Price: </text:span><text:span text:style-name="T8">31,400 gp.</text:span></text:p>
      <text:p text:style-name="P6"><text:span text:style-name="T10">Destruction </text:span><text:span text:style-name="T7">Trap:</text:span><text:span text:style-name="T8"> CR 8; magic device; touch trigger </text:span><text:span text:style-name="T9">(alarm); </text:span><text:span text:style-name="T8">automatic reset; spell effect (</text:span><text:span text:style-name="T9">destruction, </text:span><text:span text:style-name="T8">13th-level cleric, DC 20 Fortitude save for 10d6 damage); Search DC 32; Disable Device DC 32. </text:span><text:span text:style-name="T9">Cost: </text:span><text:span text:style-name="T8">45,500 gp, 3,640 XP.</text:span></text:p>
      <text:p text:style-name="P6"><text:span text:style-name="T10">Earthquake </text:span><text:span text:style-name="T7">Trap: </text:span><text:span text:style-name="T8">CR 8; magic device; proximity trigger </text:span><text:span text:style-name="T9">(alarm); </text:span><text:span text:style-name="T8">automatic reset; spell effect (</text:span><text:span text:style-name="T9">earthquake, </text:span><text:span text:style-name="T8">13th-level cleric, 65-ft. radius, DC 15 or 20 Reflex save, depending on terrain); Search DC 32; Disable Device DC 32. </text:span><text:span text:style-name="T9">Cost: </text:span><text:span text:style-name="T8">45,500 gp, 3,640 XP.</text:span></text:p>
      <text:p text:style-name="P6"><text:span text:style-name="T7">Insanity Mist Vapor Trap:</text:span><text:span text:style-name="T8"> CR 8; mechanical; location trigger; repair reset; gas; never miss; onset delay (1 round); poison (insanity mist, DC 15 Fortitude save resists, 1d4 Wis/2d6 Wis); multiple targets (all targets in a 10-ft.-by-10-ft. room); Search DC 25; Disable Device DC 20. </text:span><text:span text:style-name="T9">Market Price: </text:span><text:span text:style-name="T8">23,900 gp.</text:span></text:p>
      <text:p text:style-name="P6"><text:span text:style-name="T10">Acid Arrow </text:span><text:span text:style-name="T7">Trap: </text:span><text:span text:style-name="T8">CR 8; magic device; visual trigger </text:span><text:span text:style-name="T9">(true seeing); </text:span><text:span text:style-name="T8">automatic reset; multiple traps (two simultaneous </text:span><text:span text:style-name="T9">acid arrow </text:span><text:span text:style-name="T8">traps); Atk +9 ranged touch and +9 ranged touch; spell effect (</text:span><text:span text:style-name="T9">acid arrow, </text:span><text:span text:style-name="T8">18th-level wizard, 2d4 acid damage for 7 rounds); Search DC 27; Disable Device DC 27. </text:span><text:span text:style-name="T9">Cost: </text:span><text:span text:style-name="T8">83,500 gp, 4,680 XP. </text:span><text:span text:style-name="T9">Note: </text:span><text:span text:style-name="T8">This trap is really two CR 6 </text:span><text:span text:style-name="T9">acid arrow </text:span><text:span text:style-name="T8">traps that fire simultaneously, using the same trigger and reset.</text:span></text:p>
      <text:p text:style-name="P6"><text:span text:style-name="T10">Power Word Stun </text:span><text:span text:style-name="T7">Trap:</text:span><text:span text:style-name="T8"> CR 8; magic device; touch trigger; no reset; spell effect (</text:span><text:span text:style-name="T9">power word stun, </text:span><text:span text:style-name="T8">13th-level wizard), Search DC 32; Disable Device DC 32. </text:span><text:span text:style-name="T9">Cost: </text:span><text:span text:style-name="T8">4,550 gp, 364 XP.</text:span></text:p>
      <text:p text:style-name="P6"><text:span text:style-name="T10">Prismatic Spray </text:span><text:span text:style-name="T7">Trap: </text:span><text:span text:style-name="T8">CR 8; magic device; proximity trigger </text:span><text:span text:style-name="T9">(alarm); </text:span><text:span text:style-name="T8">automatic reset; spell effect (</text:span><text:span text:style-name="T9">prismatic spray, </text:span><text:span text:style-name="T8">13th-level wizard, DC 20 Reflex, Fortitude, or Will save, depending on effect); Search DC 32; Disable Device DC 32. </text:span><text:span text:style-name="T9">Cost: </text:span><text:span text:style-name="T8">45,500 gp, 3,640 XP.</text:span></text:p>
      <text:p text:style-name="P6"><text:span text:style-name="T10">Reverse Gravity </text:span><text:span text:style-name="T7">Trap:</text:span><text:span text:style-name="T8"> CR 8; magic device; proximity trigger (</text:span><text:span text:style-name="T9">alarm, </text:span><text:span text:style-name="T8">10-ft. area); automatic reset; spell effect (</text:span><text:span text:style-name="T9">reverse gravity</text:span><text:span text:style-name="T8">, 13th-level wizard, 6d6 fall [upon hitting the ceiling of the 60-ft.- high room], then 6d6 fall [upon falling 60 ft. to the floor when the spell ends], DC 20 Reflex save avoids damage); Search DC 32; Disable Device DC 32. </text:span><text:span text:style-name="T9">Cost: </text:span><text:span text:style-name="T8">45,500 gp, 3,640 XP.</text:span></text:p>
      <text:p text:style-name="P6"><text:span text:style-name="T7">Well-Camouflaged Pit Trap:</text:span><text:span text:style-name="T8"> CR 8; mechanical; location trigger; repair reset; DC 20 Reflex save avoids; 100 ft. deep (10d6, fall); Search DC 27; Disable Device DC 18. </text:span><text:span text:style-name="T9">Market Price: </text:span><text:span text:style-name="T8">16,000 gp.</text:span></text:p>
      <text:p text:style-name="P6"><text:span text:style-name="T10">Word of Chaos </text:span><text:span text:style-name="T7">Trap:</text:span><text:span text:style-name="T8"> CR 8; magic device; proximity trigger </text:span><text:span text:style-name="T9">(detect law); </text:span><text:span text:style-name="T8">automatic reset; spell effect (</text:span><text:span text:style-name="T9">word of chaos, </text:span><text:span text:style-name="T8">13th-level cleric); Search DC 32; Disable Device DC 32. </text:span><text:span text:style-name="T9">Cost: </text:span><text:span text:style-name="T8">46,000 gp, 3,680 XP.</text:span></text:p>
      <text:p text:style-name="P5"/>
      <text:h text:style-name="P19" text:outline-level="3"><text:span text:style-name="T6">CR 9 Traps</text:span></text:h>
      <text:p text:style-name="P6"><text:soft-page-break/><text:span text:style-name="T7">Drawer Handle Smeared with Contact Poison: </text:span><text:span text:style-name="T8">CR 9; mechanical; touch trigger (attached); manual reset; poison (black lotus extract, DC 20 Fortitude save resists, 3d6 Con/3d6 Con); Search DC 18; Disable Device DC 26. </text:span><text:span text:style-name="T9">Market Price: </text:span><text:span text:style-name="T8">21,600 gp. </text:span></text:p>
      <text:p text:style-name="P6"><text:span text:style-name="T7">Dropping Ceiling:</text:span><text:span text:style-name="T8"> CR 9; mechanical; location trigger; repair reset; ceiling moves down (12d6, crush); multiple targets (all targets in a 10-ft.-by-10-ft. room); never miss; onset delay (1 round); Search DC 20; Disable Device DC 16. </text:span><text:span text:style-name="T9">Market Price: </text:span><text:span text:style-name="T8">12,600 gp. </text:span></text:p>
      <text:p text:style-name="P6"><text:span text:style-name="T10">Incendiary Cloud </text:span><text:span text:style-name="T7">Trap:</text:span><text:span text:style-name="T8"> CR 9; magic device; proximity trigger </text:span><text:span text:style-name="T9">(alarm); </text:span><text:span text:style-name="T8">automatic reset; spell effect (</text:span><text:span text:style-name="T9">incendiary cloud, </text:span><text:span text:style-name="T8">15th-level wizard, 4d6/round for 15 rounds, DC 22 Reflex save half damage); Search DC 33; Disable Device DC 33. </text:span><text:span text:style-name="T9">Cost: </text:span><text:span text:style-name="T8">60,000 gp, 4,800 XP. </text:span></text:p>
      <text:p text:style-name="P6"><text:span text:style-name="T7">Wide-Mouth Pit Trap:</text:span><text:span text:style-name="T8"> CR 9; mechanical; location trigger; manual reset; DC 25 Reflex save avoids; 100 ft. deep (10d6, fall); multiple targets (all targets within a 10-ft.-by-10-ft. area); Search DC 25; Disable Device DC 25. </text:span><text:span text:style-name="T9">Market Price: </text:span><text:span text:style-name="T8">40,500 gp. </text:span></text:p>
      <text:p text:style-name="P6"><text:span text:style-name="T7">Wide-Mouth Spiked Pit with Poisoned Spikes:</text:span><text:span text:style-name="T8"> CR 9; mechanical; location trigger; manual reset; hidden lock bypass <text:s/>(Search DC 25, Open Lock DC 30); DC 20 Reflex save avoids; 70 ft. deep (7d6, fall); multiple targets (all targets within a 10-ft.-by-10-ft. area); pit spikes (Atk +10 melee, 1d4 spikes per target for 1d4+5 plus poison each); poison (giant wasp poison, DC 14 Fortitude save resists, 1d6 Dex/1d6 Dex); Search DC 20; Disable Device DC 20. </text:span><text:span text:style-name="T9">Market Price: </text:span><text:span text:style-name="T8">11,910 gp.</text:span></text:p>
      <text:p text:style-name="P5"/>
      <text:h text:style-name="P19" text:outline-level="3"><text:span text:style-name="T6">CR 10 Traps</text:span></text:h>
      <text:p text:style-name="P6"><text:span text:style-name="T7">Crushing Room:</text:span><text:span text:style-name="T8"> CR 10; mechanical; location trigger; automatic reset; walls move together (16d6, crush); multiple targets (all targets in a 10-ft.-by-10-ft. room); never miss; onset delay (2 rounds); Search DC 22; Disable Device DC 20. </text:span><text:span text:style-name="T9">Market Price: </text:span><text:span text:style-name="T8">29,000 gp.</text:span></text:p>
      <text:p text:style-name="P6"><text:span text:style-name="T7">Crushing Wall Trap:</text:span><text:span text:style-name="T8"> CR 10; mechanical; location trigger; automatic reset; no attack roll required (18d6, crush); Search DC 20; Disable Device DC 25. Market Price: 25,000 gp. </text:span></text:p>
      <text:p text:style-name="P6"><text:span text:style-name="T10">Energy Drain </text:span><text:span text:style-name="T7">Trap:</text:span><text:span text:style-name="T8"> CR 10; magic device; visual trigger (</text:span><text:span text:style-name="T9">true seeing</text:span><text:span text:style-name="T8">); automatic reset; Atk +8 ranged touch; spell effect (</text:span><text:span text:style-name="T9">energy drain, </text:span><text:span text:style-name="T8">17th-level wizard, 2d4 negative levels for 24 hours, DC 23 Fortitude save negates); Search DC 34; Disable Device DC 34. </text:span><text:span text:style-name="T9">Cost: </text:span><text:span text:style-name="T8">124,000 gp, 7,920 XP.</text:span></text:p>
      <text:p text:style-name="P6"><text:span text:style-name="T10">Forcecage </text:span><text:span text:style-name="T7">and </text:span><text:span text:style-name="T10">Summon Monster VII </text:span><text:span text:style-name="T7">trap:</text:span><text:span text:style-name="T8"> CR 10; magic device; proximity trigger </text:span><text:span text:style-name="T9">(alarm); </text:span><text:span text:style-name="T8">automatic reset; multiple traps (one </text:span><text:span text:style-name="T9">forcecage </text:span><text:span text:style-name="T8">trap and one </text:span><text:span text:style-name="T9">summon monster VII </text:span><text:span text:style-name="T8">trap that summons a hamatula); spell effect (</text:span><text:span text:style-name="T9">forcecage, </text:span><text:span text:style-name="T8">13th-level wizard), spell effect (</text:span><text:span text:style-name="T9">summon monster VII, </text:span><text:span text:style-name="T8">13th-level wizard, hamatula); Search DC 32; Disable Device DC 32. </text:span><text:span text:style-name="T9">Cost: </text:span><text:span text:style-name="T8">241,000 gp, 7,280 XP. </text:span><text:span text:style-name="T9">Note: </text:span><text:span text:style-name="T8">This trap is really one CR 8 trap that creates a </text:span><text:span text:style-name="T9">forcecage </text:span><text:span text:style-name="T8">and a second CR 8 trap that summons a hamatula in the same area. If both succeed, the hamatula appears inside the </text:span><text:span text:style-name="T9">forcecage. </text:span><text:span text:style-name="T8">These effects are independent of each other.</text:span></text:p>
      <text:p text:style-name="P6"><text:span text:style-name="T7">Poisoned Spiked Pit Trap: </text:span><text:span text:style-name="T8">CR 10; mechanical; location trigger; manual reset; hidden lock bypass (Search DC 25, Open Lock DC 30); DC 20 Reflex save avoids; 50 ft. deep (5d6, fall); multiple targets (first target in each of two adjacent 5-ft. squares); pit spikes (Atk +10 melee, 1d4 spikes per target for 1d4+5 plus poison each); poison (purple worm poison, DC 24 Fortitude save resists, 1d6 Str/2d6 Str); Search DC 16; Disable Device DC 25. </text:span><text:span text:style-name="T9">Market Price: </text:span><text:span text:style-name="T8">19,700 gp. </text:span></text:p>
      <text:p text:style-name="P6"><text:span text:style-name="T10">Wail of the Banshee </text:span><text:span text:style-name="T7">Trap:</text:span><text:span text:style-name="T8"> CR 10; magic device; proximity trigger </text:span><text:span text:style-name="T9">(alarm); </text:span><text:span text:style-name="T8">automatic reset; spell effect (</text:span><text:span text:style-name="T9">wail of the banshee, </text:span><text:span text:style-name="T8">17th-level wizard, DC 23 Fortitude save negates); multiple targets (up to 17 creatures); Search DC 34; Disable Device DC 34. </text:span><text:span text:style-name="T9">Cost: </text:span><text:span text:style-name="T8">76,500 gp, 6,120 XP.</text:span></text:p>
      <text:p text:style-name="P1"/>
      <text:p text:style-name="P6"><text:span text:style-name="T11">DESIGNING A TRAP</text:span></text:p>
      <text:p text:style-name="P6"><text:span text:style-name="T7">Mechanical Traps: </text:span><text:span text:style-name="T8">Simply select the elements you want the trap to have and add up the adjustments to the trap’s Challenge Rating that those elements require (see Table: CR Modifiers for Mechanical Traps) to arrive at the trap’s final CR. From the CR you can derive the DC of the Craft (trapmaking) checks a character must make to construct the trap.</text:span></text:p>
      <text:p text:style-name="P6"><text:span text:style-name="T7">Magic Traps:</text:span><text:span text:style-name="T8"> As with mechanical traps, you don’t have to do anything other than decide what elements you want and then determine the CR of the resulting trap (see Table: CR Modifiers for Magic Traps). If a player character wants to design and construct a magic trap, he must have the Craft Wondrous Item feat. In addition, he must be able to cast the spell or spells that the trap requires—or, failing that, he must be able to hire an NPC to cast the spells for him.</text:span></text:p>
      <text:h text:style-name="P20" text:outline-level="3"/>
      <text:h text:style-name="P19" text:outline-level="3"><text:span text:style-name="T6">Challenge Rating of a Trap</text:span></text:h>
      <text:p text:style-name="P6"><text:span text:style-name="T8">To calculate the Challenge Rating of a trap, add all the CR modifiers (see the tables below) to the base CR for the trap type.</text:span></text:p>
      <text:p text:style-name="P6"><text:span text:style-name="T7">Mechanical Trap: </text:span><text:span text:style-name="T8">The base CR for a mechanical trap is 0. If your final CR is 0 or lower, add features until you get a CR of 1 or higher.</text:span></text:p>
      <text:p text:style-name="P6"><text:soft-page-break/><text:span text:style-name="T7">Magic Trap:</text:span><text:span text:style-name="T8"> For a spell trap or magic device trap, the base CR is 1. The highest-level spell used modifies the CR (see Table: CR Modifiers for Magic Traps).</text:span></text:p>
      <text:p text:style-name="P6"><text:span text:style-name="T7">Average Damage:</text:span><text:span text:style-name="T8"> If a trap (either mechanical or magic) does hit point damage, calculate the average damage for a successful hit and round that value to the nearest multiple of 7. Use this value to adjust the Challenge Rating of the trap, as indicated on the tables below. Damage from poisons and pit spikes does not count toward this value, but damage from a high strength rating and extra damage from multiple attacks does.</text:span></text:p>
      <text:p text:style-name="P6"><text:span text:style-name="T8">For a magic trap, only one modifier applies to the CR—either the level of the highest-level spell used in the trap, or the average damage figure, whichever is larger.</text:span></text:p>
      <text:p text:style-name="P6"><text:span text:style-name="T7">Multiple Traps: </text:span><text:span text:style-name="T8">If a trap is really two or more connected traps that affect approximately the same area, determine the CR of each one separately.</text:span></text:p>
      <text:p text:style-name="P6"><text:span text:style-name="T9">Multiple Dependent Traps: </text:span><text:span text:style-name="T8">If one trap depends on the success of the other (that is, you can avoid the second trap altogether by not falling victim to the first), they must be treated as separate traps.</text:span></text:p>
      <text:p text:style-name="P6"><text:span text:style-name="T9">Multiple Independent Traps: </text:span><text:span text:style-name="T8">If two or more traps act independently (that is, none depends on the success of another to activate), use their CRs to determine their combined Encounter Level as though they were monsters</text:span><text:span text:style-name="T9">. </text:span><text:span text:style-name="T8">The resulting Encounter Level is the CR for the combined traps.</text:span></text:p>
      <text:p text:style-name="P5"/>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7"><text:span text:style-name="T2">Table: CR Modifiers for Mechanical Traps</text:span></text:p>
          </table:table-cell>
          <table:covered-table-cell/>
          <table:covered-table-cell/>
          <table:covered-table-cell/>
        </table:table-row>
        <table:table-row table:style-name="Table2.2">
          <table:table-cell table:style-name="Table2.A2" table:number-columns-spanned="2" office:value-type="string">
            <text:p text:style-name="P7"><text:span text:style-name="T2">Feature</text:span></text:p>
          </table:table-cell>
          <table:covered-table-cell/>
          <table:table-cell table:style-name="Table2.A2" table:number-columns-spanned="2" office:value-type="string">
            <text:p text:style-name="P7"><text:span text:style-name="T2">CR Modifier</text:span></text:p>
          </table:table-cell>
          <table:covered-table-cell/>
        </table:table-row>
        <table:table-row table:style-name="Table2.2">
          <table:table-cell table:style-name="Table2.A2" table:number-columns-spanned="2" office:value-type="string">
            <text:p text:style-name="P6"><text:span text:style-name="T3">Search DC</text:span></text:p>
          </table:table-cell>
          <table:covered-table-cell/>
          <table:table-cell table:style-name="Table2.A2" table:number-columns-spanned="2" office:value-type="string">
            <text:p text:style-name="P8"/>
          </table:table-cell>
          <table:covered-table-cell/>
        </table:table-row>
        <table:table-row table:style-name="Table2.2">
          <table:table-cell table:style-name="Table2.A2" table:number-columns-spanned="2" office:value-type="string">
            <text:p text:style-name="P10"><text:span text:style-name="T4">15 or lower</text:span></text:p>
          </table:table-cell>
          <table:covered-table-cell/>
          <table:table-cell table:style-name="Table2.A2" table:number-columns-spanned="2" office:value-type="string">
            <text:p text:style-name="P6"><text:span text:style-name="T4">–1</text:span></text:p>
          </table:table-cell>
          <table:covered-table-cell/>
        </table:table-row>
        <table:table-row table:style-name="Table2.2">
          <table:table-cell table:style-name="Table2.A2" table:number-columns-spanned="2" office:value-type="string">
            <text:p text:style-name="P10"><text:span text:style-name="T4">25–29</text:span></text:p>
          </table:table-cell>
          <table:covered-table-cell/>
          <table:table-cell table:style-name="Table2.A2" table:number-columns-spanned="2" office:value-type="string">
            <text:p text:style-name="P6"><text:span text:style-name="T4">+1</text:span></text:p>
          </table:table-cell>
          <table:covered-table-cell/>
        </table:table-row>
        <table:table-row table:style-name="Table2.2">
          <table:table-cell table:style-name="Table2.A2" table:number-columns-spanned="2" office:value-type="string">
            <text:p text:style-name="P10"><text:span text:style-name="T4">30 or higher</text:span></text:p>
          </table:table-cell>
          <table:covered-table-cell/>
          <table:table-cell table:style-name="Table2.A2" table:number-columns-spanned="2" office:value-type="string">
            <text:p text:style-name="P6"><text:span text:style-name="T4">+2</text:span></text:p>
          </table:table-cell>
          <table:covered-table-cell/>
        </table:table-row>
        <table:table-row table:style-name="Table2.2">
          <table:table-cell table:style-name="Table2.A2" table:number-columns-spanned="2" office:value-type="string">
            <text:p text:style-name="P6"><text:span text:style-name="T3">Disable Device DC</text:span></text:p>
          </table:table-cell>
          <table:covered-table-cell/>
          <table:table-cell table:style-name="Table2.A2" table:number-columns-spanned="2" office:value-type="string">
            <text:p text:style-name="P8"/>
          </table:table-cell>
          <table:covered-table-cell/>
        </table:table-row>
        <table:table-row table:style-name="Table2.2">
          <table:table-cell table:style-name="Table2.A2" table:number-columns-spanned="2" office:value-type="string">
            <text:p text:style-name="P10"><text:span text:style-name="T4">15 or lower</text:span></text:p>
          </table:table-cell>
          <table:covered-table-cell/>
          <table:table-cell table:style-name="Table2.A2" table:number-columns-spanned="2" office:value-type="string">
            <text:p text:style-name="P6"><text:span text:style-name="T4">–1</text:span></text:p>
          </table:table-cell>
          <table:covered-table-cell/>
        </table:table-row>
        <table:table-row table:style-name="Table2.2">
          <table:table-cell table:style-name="Table2.A2" table:number-columns-spanned="2" office:value-type="string">
            <text:p text:style-name="P10"><text:span text:style-name="T4">25–29</text:span></text:p>
          </table:table-cell>
          <table:covered-table-cell/>
          <table:table-cell table:style-name="Table2.A2" table:number-columns-spanned="2" office:value-type="string">
            <text:p text:style-name="P6"><text:span text:style-name="T4">+1</text:span></text:p>
          </table:table-cell>
          <table:covered-table-cell/>
        </table:table-row>
        <table:table-row table:style-name="Table2.2">
          <table:table-cell table:style-name="Table2.A2" table:number-columns-spanned="2" office:value-type="string">
            <text:p text:style-name="P10"><text:span text:style-name="T4">30 or higher</text:span></text:p>
          </table:table-cell>
          <table:covered-table-cell/>
          <table:table-cell table:style-name="Table2.A2" table:number-columns-spanned="2" office:value-type="string">
            <text:p text:style-name="P6"><text:span text:style-name="T4">+2</text:span></text:p>
          </table:table-cell>
          <table:covered-table-cell/>
        </table:table-row>
        <text:soft-page-break/>
        <table:table-row table:style-name="Table2.2">
          <table:table-cell table:style-name="Table2.A2" table:number-columns-spanned="2" office:value-type="string">
            <text:p text:style-name="P6"><text:span text:style-name="T3">Reflex Save DC (Pit or Other Save-Dependent Trap)</text:span></text:p>
          </table:table-cell>
          <table:covered-table-cell/>
          <table:table-cell table:style-name="Table2.A2" table:number-columns-spanned="2" office:value-type="string">
            <text:p text:style-name="P8"/>
          </table:table-cell>
          <table:covered-table-cell/>
        </table:table-row>
        <table:table-row table:style-name="Table2.2">
          <table:table-cell table:style-name="Table2.A2" table:number-columns-spanned="2" office:value-type="string">
            <text:p text:style-name="P10"><text:span text:style-name="T4">15 or lower</text:span></text:p>
          </table:table-cell>
          <table:covered-table-cell/>
          <table:table-cell table:style-name="Table2.A2" table:number-columns-spanned="2" office:value-type="string">
            <text:p text:style-name="P6"><text:span text:style-name="T4">–1</text:span></text:p>
          </table:table-cell>
          <table:covered-table-cell/>
        </table:table-row>
        <table:table-row table:style-name="Table2.2">
          <table:table-cell table:style-name="Table2.A2" table:number-columns-spanned="2" office:value-type="string">
            <text:p text:style-name="P10"><text:span text:style-name="T4">16–24</text:span></text:p>
          </table:table-cell>
          <table:covered-table-cell/>
          <table:table-cell table:style-name="Table2.A2" table:number-columns-spanned="2" office:value-type="string">
            <text:p text:style-name="P6"><text:span text:style-name="T4">—</text:span></text:p>
          </table:table-cell>
          <table:covered-table-cell/>
        </table:table-row>
        <table:table-row table:style-name="Table2.2">
          <table:table-cell table:style-name="Table2.A2" table:number-columns-spanned="2" office:value-type="string">
            <text:p text:style-name="P10"><text:span text:style-name="T4">25–29</text:span></text:p>
          </table:table-cell>
          <table:covered-table-cell/>
          <table:table-cell table:style-name="Table2.A2" table:number-columns-spanned="2" office:value-type="string">
            <text:p text:style-name="P6"><text:span text:style-name="T4">+1</text:span></text:p>
          </table:table-cell>
          <table:covered-table-cell/>
        </table:table-row>
        <table:table-row table:style-name="Table2.2">
          <table:table-cell table:style-name="Table2.A2" table:number-columns-spanned="2" office:value-type="string">
            <text:p text:style-name="P10"><text:span text:style-name="T4">30 or higher</text:span></text:p>
          </table:table-cell>
          <table:covered-table-cell/>
          <table:table-cell table:style-name="Table2.A2" table:number-columns-spanned="2" office:value-type="string">
            <text:p text:style-name="P6"><text:span text:style-name="T4">+2</text:span></text:p>
          </table:table-cell>
          <table:covered-table-cell/>
        </table:table-row>
        <table:table-row table:style-name="Table2.2">
          <table:table-cell table:style-name="Table2.A2" table:number-columns-spanned="2" office:value-type="string">
            <text:p text:style-name="P6"><text:span text:style-name="T3">Attack Bonus (Melee or Ranged Attack Trap)</text:span></text:p>
          </table:table-cell>
          <table:covered-table-cell/>
          <table:table-cell table:style-name="Table2.A2" table:number-columns-spanned="2" office:value-type="string">
            <text:p text:style-name="P8"/>
          </table:table-cell>
          <table:covered-table-cell/>
        </table:table-row>
        <table:table-row table:style-name="Table2.2">
          <table:table-cell table:style-name="Table2.A2" table:number-columns-spanned="2" office:value-type="string">
            <text:p text:style-name="P10"><text:span text:style-name="T4">+0 or lower</text:span></text:p>
          </table:table-cell>
          <table:covered-table-cell/>
          <table:table-cell table:style-name="Table2.A2" table:number-columns-spanned="2" office:value-type="string">
            <text:p text:style-name="P6"><text:span text:style-name="T4">–2</text:span></text:p>
          </table:table-cell>
          <table:covered-table-cell/>
        </table:table-row>
        <table:table-row table:style-name="Table2.2">
          <table:table-cell table:style-name="Table2.A2" table:number-columns-spanned="2" office:value-type="string">
            <text:p text:style-name="P10"><text:span text:style-name="T4">+1 to +5</text:span></text:p>
          </table:table-cell>
          <table:covered-table-cell/>
          <table:table-cell table:style-name="Table2.A2" table:number-columns-spanned="2" office:value-type="string">
            <text:p text:style-name="P6"><text:span text:style-name="T4">–1</text:span></text:p>
          </table:table-cell>
          <table:covered-table-cell/>
        </table:table-row>
        <table:table-row table:style-name="Table2.2">
          <table:table-cell table:style-name="Table2.A2" table:number-columns-spanned="2" office:value-type="string">
            <text:p text:style-name="P10"><text:span text:style-name="T4">+6 to +14</text:span></text:p>
          </table:table-cell>
          <table:covered-table-cell/>
          <table:table-cell table:style-name="Table2.A2" table:number-columns-spanned="2" office:value-type="string">
            <text:p text:style-name="P6"><text:span text:style-name="T4">—</text:span></text:p>
          </table:table-cell>
          <table:covered-table-cell/>
        </table:table-row>
        <table:table-row table:style-name="Table2.2">
          <table:table-cell table:style-name="Table2.A2" table:number-columns-spanned="2" office:value-type="string">
            <text:p text:style-name="P10"><text:span text:style-name="T4">+15 to +19</text:span></text:p>
          </table:table-cell>
          <table:covered-table-cell/>
          <table:table-cell table:style-name="Table2.A2" table:number-columns-spanned="2" office:value-type="string">
            <text:p text:style-name="P6"><text:span text:style-name="T4">+1</text:span></text:p>
          </table:table-cell>
          <table:covered-table-cell/>
        </table:table-row>
        <text:soft-page-break/>
        <table:table-row table:style-name="Table2.2">
          <table:table-cell table:style-name="Table2.A2" table:number-columns-spanned="2" office:value-type="string">
            <text:p text:style-name="P10"><text:span text:style-name="T4">+20 to +24</text:span></text:p>
          </table:table-cell>
          <table:covered-table-cell/>
          <table:table-cell table:style-name="Table2.A2" table:number-columns-spanned="2" office:value-type="string">
            <text:p text:style-name="P6"><text:span text:style-name="T4">+2</text:span></text:p>
          </table:table-cell>
          <table:covered-table-cell/>
        </table:table-row>
        <table:table-row table:style-name="Table2.2">
          <table:table-cell table:style-name="Table2.A2" table:number-columns-spanned="2" office:value-type="string">
            <text:p text:style-name="P6"><text:span text:style-name="T3">Damage/Effect</text:span></text:p>
          </table:table-cell>
          <table:covered-table-cell/>
          <table:table-cell table:style-name="Table2.A2" table:number-columns-spanned="2" office:value-type="string">
            <text:p text:style-name="P8"/>
          </table:table-cell>
          <table:covered-table-cell/>
        </table:table-row>
        <table:table-row table:style-name="Table2.2">
          <table:table-cell table:style-name="Table2.A2" table:number-columns-spanned="2" office:value-type="string">
            <text:p text:style-name="P10"><text:span text:style-name="T4">Average damage</text:span></text:p>
          </table:table-cell>
          <table:covered-table-cell/>
          <table:table-cell table:style-name="Table2.A2" table:number-columns-spanned="2" office:value-type="string">
            <text:p text:style-name="P6"><text:span text:style-name="T4">+1/7 points*</text:span></text:p>
          </table:table-cell>
          <table:covered-table-cell/>
        </table:table-row>
        <table:table-row table:style-name="Table2.2">
          <table:table-cell table:style-name="Table2.A2" table:number-columns-spanned="2" office:value-type="string">
            <text:p text:style-name="P6"><text:span text:style-name="T3">Miscellaneous Features</text:span></text:p>
          </table:table-cell>
          <table:covered-table-cell/>
          <table:table-cell table:style-name="Table2.A2" table:number-columns-spanned="2" office:value-type="string">
            <text:p text:style-name="P8"/>
          </table:table-cell>
          <table:covered-table-cell/>
        </table:table-row>
        <table:table-row table:style-name="Table2.2">
          <table:table-cell table:style-name="Table2.A2" table:number-columns-spanned="2" office:value-type="string">
            <text:p text:style-name="P10"><text:span text:style-name="T4">Alchemical device</text:span></text:p>
          </table:table-cell>
          <table:covered-table-cell/>
          <table:table-cell table:style-name="Table2.A2" table:number-columns-spanned="2" office:value-type="string">
            <text:p text:style-name="P6"><text:span text:style-name="T4">Level of spell mimicked</text:span></text:p>
          </table:table-cell>
          <table:covered-table-cell/>
        </table:table-row>
        <table:table-row table:style-name="Table2.2">
          <table:table-cell table:style-name="Table2.A2" table:number-columns-spanned="2" office:value-type="string">
            <text:p text:style-name="P10"><text:span text:style-name="T4">Liquid</text:span></text:p>
          </table:table-cell>
          <table:covered-table-cell/>
          <table:table-cell table:style-name="Table2.A2" table:number-columns-spanned="2" office:value-type="string">
            <text:p text:style-name="P6"><text:span text:style-name="T4">+5</text:span></text:p>
          </table:table-cell>
          <table:covered-table-cell/>
        </table:table-row>
        <table:table-row table:style-name="Table2.2">
          <table:table-cell table:style-name="Table2.A2" table:number-columns-spanned="2" office:value-type="string">
            <text:p text:style-name="P10"><text:span text:style-name="T4">Multiple target</text:span></text:p>
          </table:table-cell>
          <table:covered-table-cell/>
          <table:table-cell table:style-name="Table2.A2" table:number-columns-spanned="2" office:value-type="string">
            <text:p text:style-name="P6"><text:span text:style-name="T4">+1 (or 0 if never miss)</text:span></text:p>
          </table:table-cell>
          <table:covered-table-cell/>
        </table:table-row>
        <table:table-row table:style-name="Table2.2">
          <table:table-cell table:style-name="Table2.A2" table:number-columns-spanned="2" office:value-type="string">
            <text:p text:style-name="P10"><text:span text:style-name="T4">Onset delay 1 round</text:span></text:p>
          </table:table-cell>
          <table:covered-table-cell/>
          <table:table-cell table:style-name="Table2.A2" table:number-columns-spanned="2" office:value-type="string">
            <text:p text:style-name="P6"><text:span text:style-name="T4">+3</text:span></text:p>
          </table:table-cell>
          <table:covered-table-cell/>
        </table:table-row>
        <table:table-row table:style-name="Table2.2">
          <table:table-cell table:style-name="Table2.A2" table:number-columns-spanned="2" office:value-type="string">
            <text:p text:style-name="P10"><text:span text:style-name="T4">Onset delay 2 rounds</text:span></text:p>
          </table:table-cell>
          <table:covered-table-cell/>
          <table:table-cell table:style-name="Table2.A2" table:number-columns-spanned="2" office:value-type="string">
            <text:p text:style-name="P6"><text:span text:style-name="T4">+2</text:span></text:p>
          </table:table-cell>
          <table:covered-table-cell/>
        </table:table-row>
        <table:table-row table:style-name="Table2.2">
          <table:table-cell table:style-name="Table2.A2" table:number-columns-spanned="2" office:value-type="string">
            <text:p text:style-name="P10"><text:span text:style-name="T4">Onset delay 3 rounds</text:span></text:p>
          </table:table-cell>
          <table:covered-table-cell/>
          <table:table-cell table:style-name="Table2.A2" table:number-columns-spanned="2" office:value-type="string">
            <text:p text:style-name="P6"><text:span text:style-name="T4">+1</text:span></text:p>
          </table:table-cell>
          <table:covered-table-cell/>
        </table:table-row>
        <text:soft-page-break/>
        <table:table-row table:style-name="Table2.2">
          <table:table-cell table:style-name="Table2.A2" table:number-columns-spanned="2" office:value-type="string">
            <text:p text:style-name="P10"><text:span text:style-name="T4">Onset delay 4+ rounds</text:span></text:p>
          </table:table-cell>
          <table:covered-table-cell/>
          <table:table-cell table:style-name="Table2.A2" table:number-columns-spanned="2" office:value-type="string">
            <text:p text:style-name="P6"><text:span text:style-name="T4">–1</text:span></text:p>
          </table:table-cell>
          <table:covered-table-cell/>
        </table:table-row>
        <table:table-row table:style-name="Table2.2">
          <table:table-cell table:style-name="Table2.A2" table:number-columns-spanned="2" office:value-type="string">
            <text:p text:style-name="P10"><text:span text:style-name="T4">Poison</text:span></text:p>
          </table:table-cell>
          <table:covered-table-cell/>
          <table:table-cell table:style-name="Table2.A2" table:number-columns-spanned="2" office:value-type="string">
            <text:p text:style-name="P12"><text:span text:style-name="T4">CR of poison (see below)</text:span></text:p>
          </table:table-cell>
          <table:covered-table-cell/>
        </table:table-row>
        <table:table-row table:style-name="Table2.1">
          <table:table-cell table:style-name="Table2.A2" office:value-type="string">
            <text:p text:style-name="P14"><text:span text:style-name="T4">Black adder venom</text:span></text:p>
          </table:table-cell>
          <table:table-cell table:style-name="Table2.A2" office:value-type="string">
            <text:p text:style-name="P7"><text:span text:style-name="T4">+1</text:span></text:p>
          </table:table-cell>
          <table:table-cell table:style-name="Table2.A2" office:value-type="string">
            <text:p text:style-name="P16"><text:span text:style-name="T4">Large scorpion venom</text:span></text:p>
          </table:table-cell>
          <table:table-cell table:style-name="Table2.A2" office:value-type="string">
            <text:p text:style-name="P7"><text:span text:style-name="T4">+3</text:span></text:p>
          </table:table-cell>
        </table:table-row>
        <table:table-row table:style-name="Table2.1">
          <table:table-cell table:style-name="Table2.A2" office:value-type="string">
            <text:p text:style-name="P13"><text:span text:style-name="T4">Black lotus extract</text:span></text:p>
          </table:table-cell>
          <table:table-cell table:style-name="Table2.A2" office:value-type="string">
            <text:p text:style-name="P6"><text:span text:style-name="T4">+8</text:span></text:p>
          </table:table-cell>
          <table:table-cell table:style-name="Table2.A2" office:value-type="string">
            <text:p text:style-name="P15"><text:span text:style-name="T4">Malyss root paste</text:span></text:p>
          </table:table-cell>
          <table:table-cell table:style-name="Table2.A2" office:value-type="string">
            <text:p text:style-name="P6"><text:span text:style-name="T4">+3</text:span></text:p>
          </table:table-cell>
        </table:table-row>
        <table:table-row table:style-name="Table2.1">
          <table:table-cell table:style-name="Table2.A2" office:value-type="string">
            <text:p text:style-name="P13"><text:span text:style-name="T4">Bloodroot</text:span></text:p>
          </table:table-cell>
          <table:table-cell table:style-name="Table2.A2" office:value-type="string">
            <text:p text:style-name="P6"><text:span text:style-name="T4">+1</text:span></text:p>
          </table:table-cell>
          <table:table-cell table:style-name="Table2.A2" office:value-type="string">
            <text:p text:style-name="P15"><text:span text:style-name="T4">Medium spider venom</text:span></text:p>
          </table:table-cell>
          <table:table-cell table:style-name="Table2.A2" office:value-type="string">
            <text:p text:style-name="P6"><text:span text:style-name="T4">+2</text:span></text:p>
          </table:table-cell>
        </table:table-row>
        <table:table-row table:style-name="Table2.1">
          <table:table-cell table:style-name="Table2.A2" office:value-type="string">
            <text:p text:style-name="P13"><text:span text:style-name="T4">Blue whinnis</text:span></text:p>
          </table:table-cell>
          <table:table-cell table:style-name="Table2.A2" office:value-type="string">
            <text:p text:style-name="P6"><text:span text:style-name="T4">+1</text:span></text:p>
          </table:table-cell>
          <table:table-cell table:style-name="Table2.A2" office:value-type="string">
            <text:p text:style-name="P15"><text:span text:style-name="T4">Nitharit</text:span></text:p>
          </table:table-cell>
          <table:table-cell table:style-name="Table2.A2" office:value-type="string">
            <text:p text:style-name="P6"><text:span text:style-name="T4">+4</text:span></text:p>
          </table:table-cell>
        </table:table-row>
        <table:table-row table:style-name="Table2.1">
          <table:table-cell table:style-name="Table2.A2" office:value-type="string">
            <text:p text:style-name="P13"><text:span text:style-name="T4">Burnt othur fumes</text:span></text:p>
          </table:table-cell>
          <table:table-cell table:style-name="Table2.A2" office:value-type="string">
            <text:p text:style-name="P6"><text:span text:style-name="T4">+6</text:span></text:p>
          </table:table-cell>
          <table:table-cell table:style-name="Table2.A2" office:value-type="string">
            <text:p text:style-name="P15"><text:span text:style-name="T4">Purple worm poison</text:span></text:p>
          </table:table-cell>
          <table:table-cell table:style-name="Table2.A2" office:value-type="string">
            <text:p text:style-name="P6"><text:span text:style-name="T4">+4</text:span></text:p>
          </table:table-cell>
        </table:table-row>
        <table:table-row table:style-name="Table2.1">
          <table:table-cell table:style-name="Table2.A2" office:value-type="string">
            <text:p text:style-name="P13"><text:span text:style-name="T4">Deathblade</text:span></text:p>
          </table:table-cell>
          <table:table-cell table:style-name="Table2.A2" office:value-type="string">
            <text:p text:style-name="P6"><text:span text:style-name="T4">+5</text:span></text:p>
          </table:table-cell>
          <table:table-cell table:style-name="Table2.A2" office:value-type="string">
            <text:p text:style-name="P15"><text:span text:style-name="T4">Sassone leaf residue</text:span></text:p>
          </table:table-cell>
          <table:table-cell table:style-name="Table2.A2" office:value-type="string">
            <text:p text:style-name="P6"><text:span text:style-name="T4">+3</text:span></text:p>
          </table:table-cell>
        </table:table-row>
        <table:table-row table:style-name="Table2.1">
          <table:table-cell table:style-name="Table2.A2" office:value-type="string">
            <text:p text:style-name="P13"><text:span text:style-name="T4">Dragon bile</text:span></text:p>
          </table:table-cell>
          <table:table-cell table:style-name="Table2.A2" office:value-type="string">
            <text:p text:style-name="P6"><text:span text:style-name="T4">+6</text:span></text:p>
          </table:table-cell>
          <table:table-cell table:style-name="Table2.A2" office:value-type="string">
            <text:p text:style-name="P15"><text:span text:style-name="T4">Shadow essence</text:span></text:p>
          </table:table-cell>
          <table:table-cell table:style-name="Table2.A2" office:value-type="string">
            <text:p text:style-name="P6"><text:span text:style-name="T4">+3</text:span></text:p>
          </table:table-cell>
        </table:table-row>
        <table:table-row table:style-name="Table2.1">
          <table:table-cell table:style-name="Table2.A2" office:value-type="string">
            <text:p text:style-name="P13"><text:span text:style-name="T4">Giant wasp poison</text:span></text:p>
          </table:table-cell>
          <table:table-cell table:style-name="Table2.A2" office:value-type="string">
            <text:p text:style-name="P6"><text:span text:style-name="T4">+3</text:span></text:p>
          </table:table-cell>
          <table:table-cell table:style-name="Table2.A2" office:value-type="string">
            <text:p text:style-name="P15"><text:span text:style-name="T4">Small centipede poison</text:span></text:p>
          </table:table-cell>
          <table:table-cell table:style-name="Table2.A2" office:value-type="string">
            <text:p text:style-name="P6"><text:span text:style-name="T4">+1</text:span></text:p>
          </table:table-cell>
        </table:table-row>
        <text:soft-page-break/>
        <table:table-row table:style-name="Table2.1">
          <table:table-cell table:style-name="Table2.A2" office:value-type="string">
            <text:p text:style-name="P13"><text:span text:style-name="T4">Greenblood oil</text:span></text:p>
          </table:table-cell>
          <table:table-cell table:style-name="Table2.A2" office:value-type="string">
            <text:p text:style-name="P6"><text:span text:style-name="T4">+1</text:span></text:p>
          </table:table-cell>
          <table:table-cell table:style-name="Table2.A2" office:value-type="string">
            <text:p text:style-name="P15"><text:span text:style-name="T4">Terinav root</text:span></text:p>
          </table:table-cell>
          <table:table-cell table:style-name="Table2.A2" office:value-type="string">
            <text:p text:style-name="P6"><text:span text:style-name="T4">+5</text:span></text:p>
          </table:table-cell>
        </table:table-row>
        <table:table-row table:style-name="Table2.1">
          <table:table-cell table:style-name="Table2.A2" office:value-type="string">
            <text:p text:style-name="P13"><text:span text:style-name="T4">Insanity mist</text:span></text:p>
          </table:table-cell>
          <table:table-cell table:style-name="Table2.A2" office:value-type="string">
            <text:p text:style-name="P6"><text:span text:style-name="T4">+4</text:span></text:p>
          </table:table-cell>
          <table:table-cell table:style-name="Table2.A2" office:value-type="string">
            <text:p text:style-name="P15"><text:span text:style-name="T4">Ungol dust</text:span></text:p>
          </table:table-cell>
          <table:table-cell table:style-name="Table2.A2" office:value-type="string">
            <text:p text:style-name="P6"><text:span text:style-name="T4">+3</text:span></text:p>
          </table:table-cell>
        </table:table-row>
        <table:table-row table:style-name="Table2.1">
          <table:table-cell table:style-name="Table2.A2" office:value-type="string">
            <text:p text:style-name="P15"><text:span text:style-name="T4">Wyvern poison</text:span></text:p>
          </table:table-cell>
          <table:table-cell table:style-name="Table2.A2" office:value-type="string">
            <text:p text:style-name="P6"><text:span text:style-name="T4">+5</text:span></text:p>
          </table:table-cell>
          <table:table-cell table:style-name="Table2.A2" office:value-type="string">
            <text:p text:style-name="P17"/>
          </table:table-cell>
          <table:table-cell table:style-name="Table2.A2" office:value-type="string">
            <text:p text:style-name="P9"/>
          </table:table-cell>
        </table:table-row>
        <table:table-row table:style-name="Table2.2">
          <table:table-cell table:style-name="Table2.A2" table:number-columns-spanned="2" office:value-type="string">
            <text:p text:style-name="P7"><text:span text:style-name="T4">Pit spikes</text:span></text:p>
          </table:table-cell>
          <table:covered-table-cell/>
          <table:table-cell table:style-name="Table2.A2" table:number-columns-spanned="2" office:value-type="string">
            <text:p text:style-name="P7"><text:span text:style-name="T4">+1</text:span></text:p>
          </table:table-cell>
          <table:covered-table-cell/>
        </table:table-row>
        <table:table-row table:style-name="Table2.2">
          <table:table-cell table:style-name="Table2.A2" table:number-columns-spanned="2" office:value-type="string">
            <text:p text:style-name="P6"><text:span text:style-name="T4">Touch attack</text:span></text:p>
          </table:table-cell>
          <table:covered-table-cell/>
          <table:table-cell table:style-name="Table2.A2" table:number-columns-spanned="2" office:value-type="string">
            <text:p text:style-name="P6"><text:span text:style-name="T4">+1</text:span></text:p>
          </table:table-cell>
          <table:covered-table-cell/>
        </table:table-row>
        <table:table-row table:style-name="Table2.1">
          <table:table-cell table:style-name="Table2.A46" table:number-columns-spanned="4" office:value-type="string">
            <text:p text:style-name="P7"><text:span text:style-name="T4">* Rounded to the nearest multiple of 7 (round up for an average that lies exactly between two numbers). </text:span></text:p>
          </table:table-cell>
          <table:covered-table-cell/>
          <table:covered-table-cell/>
          <table:covered-table-cell/>
        </table:table-row>
      </table:table>
      <text:p text:style-name="P4"/>
      <table:table table:name="Table3" table:style-name="Table3">
        <table:table-column table:style-name="Table3.A"/>
        <table:table-column table:style-name="Table3.B"/>
        <table:table-row table:style-name="Table3.1">
          <table:table-cell table:style-name="Table3.A1" table:number-columns-spanned="2" office:value-type="string">
            <text:p text:style-name="P7"><text:span text:style-name="T2">Table: CR Modifiers for Magic Traps</text:span></text:p>
          </table:table-cell>
          <table:covered-table-cell/>
        </table:table-row>
        <table:table-row table:style-name="Table3.2">
          <table:table-cell table:style-name="Table3.A2" office:value-type="string">
            <text:p text:style-name="P7"><text:span text:style-name="T2">Feature</text:span></text:p>
          </table:table-cell>
          <table:table-cell table:style-name="Table3.A2" office:value-type="string">
            <text:p text:style-name="P7"><text:span text:style-name="T2">CR Modifier</text:span></text:p>
          </table:table-cell>
        </table:table-row>
        <table:table-row table:style-name="Table3.2">
          <table:table-cell table:style-name="Table3.A2" office:value-type="string">
            <text:p text:style-name="P6"><text:span text:style-name="T4">Highest-level spell </text:span></text:p>
          </table:table-cell>
          <table:table-cell table:style-name="Table3.A2" office:value-type="string">
            <text:p text:style-name="P6"><text:span text:style-name="T4">+ Spell level OR +1 per 7 points of average damage per round*</text:span></text:p>
          </table:table-cell>
        </table:table-row>
        <table:table-row table:style-name="Table3.1">
          <table:table-cell table:style-name="Table3.A4" table:number-columns-spanned="2" office:value-type="string">
            <text:p text:style-name="P22"><text:span text:style-name="T4">*See the note following Table: CR Modifiers for Mechanical Traps.</text:span></text:p>
          </table:table-cell>
          <table:covered-table-cell/>
        </table:table-row>
      </table:table>
      <text:p text:style-name="P5"/>
      <text:h text:style-name="P19" text:outline-level="3"><text:span text:style-name="T6">Mechanical Trap Cost</text:span></text:h>
      <text:p text:style-name="P6"><text:span text:style-name="T8">The base cost of a mechanical trap is 1,000 gp. Apply all the modifiers from Table: Cost Modifiers for Mechanical Traps for the various features you’ve added to the trap to get the modified base cost.</text:span></text:p>
      <text:p text:style-name="P6"><text:span text:style-name="T8">The final cost is equal to (modified base cost x Challenge Rating) + extra costs. The minimum cost for a mechanical trap is (CR x 100) gp.</text:span></text:p>
      <text:p text:style-name="P21"><text:span text:style-name="T1">After you’ve multiplied the modified base cost by the Challenge Rating, add the price of any alchemical items or poison you incorporated into the trap. If the trap uses one of these elements and has an automatic reset, multiply the poison or alchemical item cost by 20 to provide an adequate supply of doses.</text:span></text:p>
      <text:p text:style-name="P6"><text:span text:style-name="T7">Multiple Traps:</text:span><text:span text:style-name="T8"> If a trap is really two or more connected traps, determine the final cost of each separately, then add those values together. This holds for both multiple dependent and multiple independent traps (see the previous section).</text:span></text:p>
      <text:p text:style-name="P4"/>
      <table:table table:name="Table4" table:style-name="Table4">
        <table:table-column table:style-name="Table4.A"/>
        <table:table-column table:style-name="Table4.B"/>
        <table:table-row table:style-name="Table4.1">
          <table:table-cell table:style-name="Table4.A1" table:number-columns-spanned="2" office:value-type="string">
            <text:p text:style-name="P7"><text:span text:style-name="T2">Table: Cost Modifiers for Mechanical Traps</text:span></text:p>
          </table:table-cell>
          <table:covered-table-cell/>
        </table:table-row>
        <table:table-row table:style-name="Table4.1">
          <table:table-cell table:style-name="Table4.A2" office:value-type="string">
            <text:p text:style-name="P7"><text:span text:style-name="T2">Feature</text:span></text:p>
          </table:table-cell>
          <table:table-cell table:style-name="Table4.A2" office:value-type="string">
            <text:p text:style-name="P7"><text:span text:style-name="T2">Cost Modifier</text:span></text:p>
          </table:table-cell>
        </table:table-row>
        <table:table-row table:style-name="Table4.1">
          <table:table-cell table:style-name="Table4.A2" office:value-type="string">
            <text:p text:style-name="P6"><text:span text:style-name="T3">Trigger Type</text:span></text:p>
          </table:table-cell>
          <table:table-cell table:style-name="Table4.A2" office:value-type="string">
            <text:p text:style-name="P8"/>
          </table:table-cell>
        </table:table-row>
        <table:table-row table:style-name="Table4.1">
          <table:table-cell table:style-name="Table4.A2" office:value-type="string">
            <text:p text:style-name="P10"><text:span text:style-name="T4">Location</text:span></text:p>
          </table:table-cell>
          <table:table-cell table:style-name="Table4.A2" office:value-type="string">
            <text:p text:style-name="P6"><text:span text:style-name="T4">—</text:span></text:p>
          </table:table-cell>
        </table:table-row>
        <table:table-row table:style-name="Table4.1">
          <table:table-cell table:style-name="Table4.A2" office:value-type="string">
            <text:p text:style-name="P10"><text:span text:style-name="T4">Proximity</text:span></text:p>
          </table:table-cell>
          <table:table-cell table:style-name="Table4.A2" office:value-type="string">
            <text:p text:style-name="P6"><text:span text:style-name="T4">+1,000 gp</text:span></text:p>
          </table:table-cell>
        </table:table-row>
        <table:table-row table:style-name="Table4.1">
          <table:table-cell table:style-name="Table4.A2" office:value-type="string">
            <text:p text:style-name="P10"><text:span text:style-name="T4">Touch</text:span></text:p>
          </table:table-cell>
          <table:table-cell table:style-name="Table4.A2" office:value-type="string">
            <text:p text:style-name="P6"><text:span text:style-name="T4">—</text:span></text:p>
          </table:table-cell>
        </table:table-row>
        <table:table-row table:style-name="Table4.1">
          <table:table-cell table:style-name="Table4.A2" office:value-type="string">
            <text:p text:style-name="P10"><text:span text:style-name="T4">Touch (attached)</text:span></text:p>
          </table:table-cell>
          <table:table-cell table:style-name="Table4.A2" office:value-type="string">
            <text:p text:style-name="P6"><text:span text:style-name="T4">–100 gp</text:span></text:p>
          </table:table-cell>
        </table:table-row>
        <table:table-row table:style-name="Table4.1">
          <table:table-cell table:style-name="Table4.A2" office:value-type="string">
            <text:p text:style-name="P10"><text:span text:style-name="T4">Timed</text:span></text:p>
          </table:table-cell>
          <table:table-cell table:style-name="Table4.A2" office:value-type="string">
            <text:p text:style-name="P6"><text:span text:style-name="T4">+1,000 gp</text:span></text:p>
          </table:table-cell>
        </table:table-row>
        <table:table-row table:style-name="Table4.1">
          <table:table-cell table:style-name="Table4.A2" office:value-type="string">
            <text:p text:style-name="P6"><text:span text:style-name="T3">Reset Type</text:span></text:p>
          </table:table-cell>
          <table:table-cell table:style-name="Table4.A2" office:value-type="string">
            <text:p text:style-name="P8"/>
          </table:table-cell>
        </table:table-row>
        <table:table-row table:style-name="Table4.1">
          <table:table-cell table:style-name="Table4.A2" office:value-type="string">
            <text:p text:style-name="P10"><text:span text:style-name="T4">No reset</text:span></text:p>
          </table:table-cell>
          <table:table-cell table:style-name="Table4.A2" office:value-type="string">
            <text:p text:style-name="P6"><text:span text:style-name="T4">–500 gp</text:span></text:p>
          </table:table-cell>
        </table:table-row>
        <text:soft-page-break/>
        <table:table-row table:style-name="Table4.1">
          <table:table-cell table:style-name="Table4.A2" office:value-type="string">
            <text:p text:style-name="P10"><text:span text:style-name="T4">Repair</text:span></text:p>
          </table:table-cell>
          <table:table-cell table:style-name="Table4.A2" office:value-type="string">
            <text:p text:style-name="P6"><text:span text:style-name="T4">–200 gp</text:span></text:p>
          </table:table-cell>
        </table:table-row>
        <table:table-row table:style-name="Table4.1">
          <table:table-cell table:style-name="Table4.A2" office:value-type="string">
            <text:p text:style-name="P10"><text:span text:style-name="T4">Manual</text:span></text:p>
          </table:table-cell>
          <table:table-cell table:style-name="Table4.A2" office:value-type="string">
            <text:p text:style-name="P6"><text:span text:style-name="T4">—</text:span></text:p>
          </table:table-cell>
        </table:table-row>
        <table:table-row table:style-name="Table4.1">
          <table:table-cell table:style-name="Table4.A2" office:value-type="string">
            <text:p text:style-name="P10"><text:span text:style-name="T4">Automatic</text:span></text:p>
          </table:table-cell>
          <table:table-cell table:style-name="Table4.A2" office:value-type="string">
            <text:p text:style-name="P6"><text:span text:style-name="T4">+500 gp (or 0 if trap has timed trigger)</text:span></text:p>
          </table:table-cell>
        </table:table-row>
        <table:table-row table:style-name="Table4.1">
          <table:table-cell table:style-name="Table4.A2" office:value-type="string">
            <text:p text:style-name="P6"><text:span text:style-name="T3">Bypass Type</text:span></text:p>
          </table:table-cell>
          <table:table-cell table:style-name="Table4.A2" office:value-type="string">
            <text:p text:style-name="P8"/>
          </table:table-cell>
        </table:table-row>
        <table:table-row table:style-name="Table4.1">
          <table:table-cell table:style-name="Table4.A2" office:value-type="string">
            <text:p text:style-name="P10"><text:span text:style-name="T4">Lock</text:span></text:p>
          </table:table-cell>
          <table:table-cell table:style-name="Table4.A2" office:value-type="string">
            <text:p text:style-name="P6"><text:span text:style-name="T4">+100 gp (Open Lock DC 30)</text:span></text:p>
          </table:table-cell>
        </table:table-row>
        <table:table-row table:style-name="Table4.1">
          <table:table-cell table:style-name="Table4.A2" office:value-type="string">
            <text:p text:style-name="P10"><text:span text:style-name="T4">Hidden switch</text:span></text:p>
          </table:table-cell>
          <table:table-cell table:style-name="Table4.A2" office:value-type="string">
            <text:p text:style-name="P6"><text:span text:style-name="T4">+200 gp (Search DC 25)</text:span></text:p>
          </table:table-cell>
        </table:table-row>
        <table:table-row table:style-name="Table4.1">
          <table:table-cell table:style-name="Table4.A2" office:value-type="string">
            <text:p text:style-name="P10"><text:span text:style-name="T4">Hidden lock</text:span></text:p>
          </table:table-cell>
          <table:table-cell table:style-name="Table4.A2" office:value-type="string">
            <text:p text:style-name="P6"><text:span text:style-name="T4">+300 gp (Open Lock DC 30, Search DC 25)</text:span></text:p>
          </table:table-cell>
        </table:table-row>
        <table:table-row table:style-name="Table4.1">
          <table:table-cell table:style-name="Table4.A2" office:value-type="string">
            <text:p text:style-name="P6"><text:span text:style-name="T3">Search DC</text:span></text:p>
          </table:table-cell>
          <table:table-cell table:style-name="Table4.A2" office:value-type="string">
            <text:p text:style-name="P8"/>
          </table:table-cell>
        </table:table-row>
        <table:table-row table:style-name="Table4.1">
          <table:table-cell table:style-name="Table4.A2" office:value-type="string">
            <text:p text:style-name="P10"><text:span text:style-name="T4">19 or lower</text:span></text:p>
          </table:table-cell>
          <table:table-cell table:style-name="Table4.A2" office:value-type="string">
            <text:p text:style-name="P6"><text:span text:style-name="T4">–100 gp x (20 – DC)</text:span></text:p>
          </table:table-cell>
        </table:table-row>
        <table:table-row table:style-name="Table4.1">
          <table:table-cell table:style-name="Table4.A2" office:value-type="string">
            <text:p text:style-name="P10"><text:span text:style-name="T4">20</text:span></text:p>
          </table:table-cell>
          <table:table-cell table:style-name="Table4.A2" office:value-type="string">
            <text:p text:style-name="P6"><text:span text:style-name="T4">—</text:span></text:p>
          </table:table-cell>
        </table:table-row>
        <text:soft-page-break/>
        <table:table-row table:style-name="Table4.1">
          <table:table-cell table:style-name="Table4.A2" office:value-type="string">
            <text:p text:style-name="P10"><text:span text:style-name="T4">21 or higher</text:span></text:p>
          </table:table-cell>
          <table:table-cell table:style-name="Table4.A2" office:value-type="string">
            <text:p text:style-name="P6"><text:span text:style-name="T4">+200 gp x (DC – 20)</text:span></text:p>
          </table:table-cell>
        </table:table-row>
        <table:table-row table:style-name="Table4.1">
          <table:table-cell table:style-name="Table4.A2" office:value-type="string">
            <text:p text:style-name="P6"><text:span text:style-name="T3">Disable Device DC</text:span></text:p>
          </table:table-cell>
          <table:table-cell table:style-name="Table4.A2" office:value-type="string">
            <text:p text:style-name="P8"/>
          </table:table-cell>
        </table:table-row>
        <table:table-row table:style-name="Table4.1">
          <table:table-cell table:style-name="Table4.A2" office:value-type="string">
            <text:p text:style-name="P10"><text:span text:style-name="T4">19 or lower</text:span></text:p>
          </table:table-cell>
          <table:table-cell table:style-name="Table4.A2" office:value-type="string">
            <text:p text:style-name="P6"><text:span text:style-name="T4">–100 gp x (20 – DC)</text:span></text:p>
          </table:table-cell>
        </table:table-row>
        <table:table-row table:style-name="Table4.1">
          <table:table-cell table:style-name="Table4.A2" office:value-type="string">
            <text:p text:style-name="P10"><text:span text:style-name="T4">20</text:span></text:p>
          </table:table-cell>
          <table:table-cell table:style-name="Table4.A2" office:value-type="string">
            <text:p text:style-name="P6"><text:span text:style-name="T4">—</text:span></text:p>
          </table:table-cell>
        </table:table-row>
        <table:table-row table:style-name="Table4.1">
          <table:table-cell table:style-name="Table4.A2" office:value-type="string">
            <text:p text:style-name="P10"><text:span text:style-name="T4">21 or higher</text:span></text:p>
          </table:table-cell>
          <table:table-cell table:style-name="Table4.A2" office:value-type="string">
            <text:p text:style-name="P6"><text:span text:style-name="T4">+200 gp x (DC – 20)</text:span></text:p>
          </table:table-cell>
        </table:table-row>
        <table:table-row table:style-name="Table4.1">
          <table:table-cell table:style-name="Table4.A2" table:number-columns-spanned="2" office:value-type="string">
            <text:p text:style-name="P7"><text:span text:style-name="T3">Reflex Save DC (Pit or Other Save-Dependent Trap)</text:span></text:p>
          </table:table-cell>
          <table:covered-table-cell/>
        </table:table-row>
        <table:table-row table:style-name="Table4.1">
          <table:table-cell table:style-name="Table4.A2" office:value-type="string">
            <text:p text:style-name="P11"><text:span text:style-name="T4">19 or lower</text:span></text:p>
          </table:table-cell>
          <table:table-cell table:style-name="Table4.A2" office:value-type="string">
            <text:p text:style-name="P7"><text:span text:style-name="T4">–100 gp x (20 – DC)</text:span></text:p>
          </table:table-cell>
        </table:table-row>
        <table:table-row table:style-name="Table4.1">
          <table:table-cell table:style-name="Table4.A2" office:value-type="string">
            <text:p text:style-name="P10"><text:span text:style-name="T4">20</text:span></text:p>
          </table:table-cell>
          <table:table-cell table:style-name="Table4.A2" office:value-type="string">
            <text:p text:style-name="P6"><text:span text:style-name="T4">—</text:span></text:p>
          </table:table-cell>
        </table:table-row>
        <table:table-row table:style-name="Table4.1">
          <table:table-cell table:style-name="Table4.A2" office:value-type="string">
            <text:p text:style-name="P10"><text:span text:style-name="T4">21 or higher</text:span></text:p>
          </table:table-cell>
          <table:table-cell table:style-name="Table4.A2" office:value-type="string">
            <text:p text:style-name="P6"><text:span text:style-name="T4">+300 gp x (DC – 20)</text:span></text:p>
          </table:table-cell>
        </table:table-row>
        <table:table-row table:style-name="Table4.1">
          <table:table-cell table:style-name="Table4.A2" table:number-columns-spanned="2" office:value-type="string">
            <text:p text:style-name="P7"><text:span text:style-name="T3">Attack Bonus (Melee or Ranged Attack Trap)</text:span></text:p>
          </table:table-cell>
          <table:covered-table-cell/>
        </table:table-row>
        <text:soft-page-break/>
        <table:table-row table:style-name="Table4.1">
          <table:table-cell table:style-name="Table4.A2" office:value-type="string">
            <text:p text:style-name="P11"><text:span text:style-name="T4">+9 or lower</text:span></text:p>
          </table:table-cell>
          <table:table-cell table:style-name="Table4.A2" office:value-type="string">
            <text:p text:style-name="P7"><text:span text:style-name="T4">–100 gp x (10 – bonus)</text:span></text:p>
          </table:table-cell>
        </table:table-row>
        <table:table-row table:style-name="Table4.1">
          <table:table-cell table:style-name="Table4.A2" office:value-type="string">
            <text:p text:style-name="P10"><text:span text:style-name="T4">+10</text:span></text:p>
          </table:table-cell>
          <table:table-cell table:style-name="Table4.A2" office:value-type="string">
            <text:p text:style-name="P6"><text:span text:style-name="T4">—</text:span></text:p>
          </table:table-cell>
        </table:table-row>
        <table:table-row table:style-name="Table4.1">
          <table:table-cell table:style-name="Table4.A2" office:value-type="string">
            <text:p text:style-name="P10"><text:span text:style-name="T4">+11 or higher</text:span></text:p>
          </table:table-cell>
          <table:table-cell table:style-name="Table4.A2" office:value-type="string">
            <text:p text:style-name="P6"><text:span text:style-name="T4">+200 gp x (bonus – 10)</text:span></text:p>
          </table:table-cell>
        </table:table-row>
        <table:table-row table:style-name="Table4.1">
          <table:table-cell table:style-name="Table4.A2" office:value-type="string">
            <text:p text:style-name="P6"><text:span text:style-name="T3">Damage Bonus</text:span></text:p>
          </table:table-cell>
          <table:table-cell table:style-name="Table4.A2" office:value-type="string">
            <text:p text:style-name="P8"/>
          </table:table-cell>
        </table:table-row>
        <table:table-row table:style-name="Table4.1">
          <table:table-cell table:style-name="Table4.A2" office:value-type="string">
            <text:p text:style-name="P10"><text:span text:style-name="T4">High strength rating (ranged attack trap)</text:span></text:p>
          </table:table-cell>
          <table:table-cell table:style-name="Table4.A2" office:value-type="string">
            <text:p text:style-name="P6"><text:span text:style-name="T4">+100 gp x bonus (max +4)</text:span></text:p>
          </table:table-cell>
        </table:table-row>
        <table:table-row table:style-name="Table4.1">
          <table:table-cell table:style-name="Table4.A2" office:value-type="string">
            <text:p text:style-name="P10"><text:span text:style-name="T4">High Strength bonus (melee attack trap)</text:span></text:p>
          </table:table-cell>
          <table:table-cell table:style-name="Table4.A2" office:value-type="string">
            <text:p text:style-name="P6"><text:span text:style-name="T4">+100 gp x bonus (max +8)</text:span></text:p>
          </table:table-cell>
        </table:table-row>
        <table:table-row table:style-name="Table4.1">
          <table:table-cell table:style-name="Table4.A2" office:value-type="string">
            <text:p text:style-name="P6"><text:span text:style-name="T3">Miscellaneous Features</text:span></text:p>
          </table:table-cell>
          <table:table-cell table:style-name="Table4.A2" office:value-type="string">
            <text:p text:style-name="P8"/>
          </table:table-cell>
        </table:table-row>
        <table:table-row table:style-name="Table4.1">
          <table:table-cell table:style-name="Table4.A2" office:value-type="string">
            <text:p text:style-name="P10"><text:span text:style-name="T4">Never miss</text:span></text:p>
          </table:table-cell>
          <table:table-cell table:style-name="Table4.A2" office:value-type="string">
            <text:p text:style-name="P6"><text:span text:style-name="T4">+1,000 gp</text:span></text:p>
          </table:table-cell>
        </table:table-row>
        <table:table-row table:style-name="Table4.1">
          <table:table-cell table:style-name="Table4.A2" office:value-type="string">
            <text:p text:style-name="P10"><text:span text:style-name="T4">Poison</text:span></text:p>
          </table:table-cell>
          <table:table-cell table:style-name="Table4.A2" office:value-type="string">
            <text:p text:style-name="P6"><text:span text:style-name="T4">Cost of poison*</text:span></text:p>
          </table:table-cell>
        </table:table-row>
        <table:table-row table:style-name="Table4.1">
          <table:table-cell table:style-name="Table4.A2" office:value-type="string">
            <text:p text:style-name="P10"><text:span text:style-name="T4">Alchemical item</text:span></text:p>
          </table:table-cell>
          <table:table-cell table:style-name="Table4.A2" office:value-type="string">
            <text:p text:style-name="P6"><text:span text:style-name="T4">Cost of item*</text:span></text:p>
          </table:table-cell>
        </table:table-row>
        <text:soft-page-break/>
        <table:table-row table:style-name="Table4.1">
          <table:table-cell table:style-name="Table4.A41" table:number-columns-spanned="2" office:value-type="string">
            <text:p text:style-name="P7"><text:span text:style-name="T4">* Multiply cost by 20 if trap features automatic reset.</text:span></text:p>
          </table:table-cell>
          <table:covered-table-cell/>
        </table:table-row>
      </table:table>
      <text:p text:style-name="P4"/>
      <text:h text:style-name="P19" text:outline-level="3"><text:span text:style-name="T6">Magic Device Trap Cost</text:span></text:h>
      <text:p text:style-name="P6"><text:span text:style-name="T8">Building a magic device trap involves the expenditure of experience points as well as gold pieces, and requires the services of a spellcaster. Table: Cost Modifiers for Magic Device Traps summarizes the cost information for magic device traps. If the trap uses more than one spell (for instance, a sound or visual trigger spell in addition to the main spell effect), the builder must pay for them all (except </text:span><text:span text:style-name="T9">alarm</text:span><text:span text:style-name="T8">, which is free unless it must be cast by an NPC; see below).</text:span></text:p>
      <text:p text:style-name="P6"><text:span text:style-name="T8">The costs derived from Table: Cost Modifiers for Magic Device Traps assume that the builder is casting the necessary spells himself (or perhaps some other PC is providing the spells for free). If an NPC spellcaster must be hired to cast them those costs must be factored in as well.</text:span></text:p>
      <text:p text:style-name="P6"><text:span text:style-name="T8">A magic device trap takes one day to construct per 500 gp of its cost.</text:span></text:p>
      <text:p text:style-name="P4"/>
      <table:table table:name="Table5" table:style-name="Table5">
        <table:table-column table:style-name="Table5.A"/>
        <table:table-column table:style-name="Table5.B"/>
        <table:table-row table:style-name="Table5.1">
          <table:table-cell table:style-name="Table5.A1" table:number-columns-spanned="2" office:value-type="string">
            <text:p text:style-name="P7"><text:span text:style-name="T2">Table: Cost Modifiers for Magic Device Traps</text:span></text:p>
          </table:table-cell>
          <table:covered-table-cell/>
        </table:table-row>
        <table:table-row table:style-name="Table5.2">
          <table:table-cell table:style-name="Table5.A2" office:value-type="string">
            <text:h text:style-name="P18" text:outline-level="2"><text:span text:style-name="T4">Feature</text:span></text:h>
          </table:table-cell>
          <table:table-cell table:style-name="Table5.A2" office:value-type="string">
            <text:h text:style-name="P18" text:outline-level="2"><text:span text:style-name="T4">Cost Modifier</text:span></text:h>
          </table:table-cell>
        </table:table-row>
        <table:table-row table:style-name="Table5.2">
          <table:table-cell table:style-name="Table5.A2" office:value-type="string">
            <text:p text:style-name="P6"><text:span text:style-name="T3">Alarm </text:span><text:span text:style-name="T4">spell used in trigger</text:span></text:p>
          </table:table-cell>
          <table:table-cell table:style-name="Table5.A2" office:value-type="string">
            <text:p text:style-name="P6"><text:span text:style-name="T4">—</text:span></text:p>
          </table:table-cell>
        </table:table-row>
        <table:table-row table:style-name="Table5.2">
          <table:table-cell table:style-name="Table5.A2" office:value-type="string">
            <text:p text:style-name="P6"><text:span text:style-name="T3">One-Shot Trap</text:span></text:p>
          </table:table-cell>
          <table:table-cell table:style-name="Table5.A2" office:value-type="string">
            <text:p text:style-name="P8"/>
          </table:table-cell>
        </table:table-row>
        <table:table-row table:style-name="Table5.2">
          <table:table-cell table:style-name="Table5.A2" office:value-type="string">
            <text:p text:style-name="P10"><text:span text:style-name="T4">Each spell used in trap</text:span></text:p>
          </table:table-cell>
          <table:table-cell table:style-name="Table5.A2" office:value-type="string">
            <text:p text:style-name="P6"><text:span text:style-name="T4">+50 gp x caster level x spell level,</text:span></text:p>
            <text:p text:style-name="P6"><text:span text:style-name="T4">+4 XP x caster level x spell level</text:span></text:p>
          </table:table-cell>
        </table:table-row>
        <table:table-row table:style-name="Table5.2">
          <table:table-cell table:style-name="Table5.A2" office:value-type="string">
            <text:p text:style-name="P10"><text:span text:style-name="T4">Material components</text:span></text:p>
          </table:table-cell>
          <table:table-cell table:style-name="Table5.A2" office:value-type="string">
            <text:p text:style-name="P6"><text:span text:style-name="T4">+ Cost of all material components</text:span></text:p>
          </table:table-cell>
        </table:table-row>
        <table:table-row table:style-name="Table5.2">
          <table:table-cell table:style-name="Table5.A2" office:value-type="string">
            <text:p text:style-name="P10"><text:span text:style-name="T4">XP components</text:span></text:p>
          </table:table-cell>
          <table:table-cell table:style-name="Table5.A2" office:value-type="string">
            <text:p text:style-name="P6"><text:span text:style-name="T4">+ Total of XP components x 5 gp</text:span></text:p>
          </table:table-cell>
        </table:table-row>
        <table:table-row table:style-name="Table5.2">
          <table:table-cell table:style-name="Table5.A2" office:value-type="string">
            <text:p text:style-name="P6"><text:span text:style-name="T3">Automatic Reset Trap</text:span></text:p>
          </table:table-cell>
          <table:table-cell table:style-name="Table5.A2" office:value-type="string">
            <text:p text:style-name="P8"/>
          </table:table-cell>
        </table:table-row>
        <table:table-row table:style-name="Table5.2">
          <table:table-cell table:style-name="Table5.A2" office:value-type="string">
            <text:p text:style-name="P10"><text:span text:style-name="T4">Each spell used in trap</text:span></text:p>
          </table:table-cell>
          <table:table-cell table:style-name="Table5.A2" office:value-type="string">
            <text:p text:style-name="P6"><text:span text:style-name="T4">+500 gp x caster level x spell level,</text:span></text:p>
            <text:p text:style-name="P6"><text:span text:style-name="T4">+40 XP x caster level x spell level</text:span></text:p>
          </table:table-cell>
        </table:table-row>
        <table:table-row table:style-name="Table5.2">
          <table:table-cell table:style-name="Table5.A2" office:value-type="string">
            <text:p text:style-name="P10"><text:span text:style-name="T4">Material components</text:span></text:p>
          </table:table-cell>
          <table:table-cell table:style-name="Table5.A2" office:value-type="string">
            <text:p text:style-name="P6"><text:span text:style-name="T4">+ Cost of all material components x 100 gp</text:span></text:p>
          </table:table-cell>
        </table:table-row>
        <table:table-row table:style-name="Table5.2">
          <table:table-cell table:style-name="Table5.A11" office:value-type="string">
            <text:p text:style-name="P11"><text:span text:style-name="T4">XP components</text:span></text:p>
          </table:table-cell>
          <table:table-cell table:style-name="Table5.A11" office:value-type="string">
            <text:p text:style-name="P7"><text:span text:style-name="T4">+ Total of XP components x 500 gp</text:span></text:p>
          </table:table-cell>
        </table:table-row>
      </table:table>
      <text:p text:style-name="P5"/>
      <text:h text:style-name="P19" text:outline-level="3"><text:span text:style-name="T6">Spell Trap Cost</text:span></text:h>
      <text:p text:style-name="P6"><text:span text:style-name="T8">A spell trap has a cost only if the builder must hire an NPC spellcaster to cast it.</text:span></text:p>
      <text:p text:style-name="P5"><text:soft-page-break/></text:p>
      <text:h text:style-name="P19" text:outline-level="3"><text:span text:style-name="T6">Craft DCs for Mechanical Traps</text:span></text:h>
      <text:p text:style-name="P6"><text:span text:style-name="T8">Once you know the Challenge Rating of a trap determine the Craft (trapmaking) DC by referring to the table and the modifiers given below.</text:span></text:p>
      <table:table table:name="Table6" table:style-name="Table6">
        <table:table-column table:style-name="Table6.A"/>
        <table:table-column table:style-name="Table6.B"/>
        <table:table-row table:style-name="Table6.1">
          <table:table-cell table:style-name="Table6.A1" office:value-type="string">
            <text:p text:style-name="P7"><text:span text:style-name="T2">Trap CR</text:span></text:p>
          </table:table-cell>
          <table:table-cell table:style-name="Table6.A1" office:value-type="string">
            <text:p text:style-name="P7"><text:span text:style-name="T2">Base Craft (Trapmaking) DC</text:span></text:p>
          </table:table-cell>
        </table:table-row>
        <table:table-row table:style-name="Table6.1">
          <table:table-cell table:style-name="Table6.A2" office:value-type="string">
            <text:p text:style-name="P7"><text:span text:style-name="T4">1–3</text:span></text:p>
          </table:table-cell>
          <table:table-cell table:style-name="Table6.A2" office:value-type="string">
            <text:p text:style-name="P7"><text:span text:style-name="T4">20</text:span></text:p>
          </table:table-cell>
        </table:table-row>
        <table:table-row table:style-name="Table6.1">
          <table:table-cell table:style-name="Table6.A2" office:value-type="string">
            <text:p text:style-name="P6"><text:span text:style-name="T4">4–6</text:span></text:p>
          </table:table-cell>
          <table:table-cell table:style-name="Table6.A2" office:value-type="string">
            <text:p text:style-name="P6"><text:span text:style-name="T4">25</text:span></text:p>
          </table:table-cell>
        </table:table-row>
        <table:table-row table:style-name="Table6.1">
          <table:table-cell table:style-name="Table6.A4" office:value-type="string">
            <text:p text:style-name="P7"><text:span text:style-name="T4">7–10</text:span></text:p>
          </table:table-cell>
          <table:table-cell table:style-name="Table6.A4" office:value-type="string">
            <text:p text:style-name="P7"><text:span text:style-name="T4">30</text:span></text:p>
          </table:table-cell>
        </table:table-row>
      </table:table>
      <text:p text:style-name="P2"/>
      <table:table table:name="Table7" table:style-name="Table7">
        <table:table-column table:style-name="Table7.A"/>
        <table:table-column table:style-name="Table7.B"/>
        <table:table-row table:style-name="Table7.1">
          <table:table-cell table:style-name="Table7.A1" office:value-type="string">
            <text:p text:style-name="P7"><text:span text:style-name="T2">Additional Components</text:span></text:p>
          </table:table-cell>
          <table:table-cell table:style-name="Table7.A1" office:value-type="string">
            <text:p text:style-name="P7"><text:span text:style-name="T2">Modifier to Craft (Trapmaking) DC</text:span></text:p>
          </table:table-cell>
        </table:table-row>
        <table:table-row table:style-name="Table7.1">
          <table:table-cell table:style-name="Table7.A2" office:value-type="string">
            <text:p text:style-name="P7"><text:span text:style-name="T4">Proximity trigger</text:span></text:p>
          </table:table-cell>
          <table:table-cell table:style-name="Table7.A2" office:value-type="string">
            <text:p text:style-name="P7"><text:span text:style-name="T4">+5</text:span></text:p>
          </table:table-cell>
        </table:table-row>
        <table:table-row table:style-name="Table7.1">
          <table:table-cell table:style-name="Table7.A3" office:value-type="string">
            <text:p text:style-name="P7"><text:span text:style-name="T4">Automatic reset</text:span></text:p>
          </table:table-cell>
          <table:table-cell table:style-name="Table7.A3" office:value-type="string">
            <text:p text:style-name="P7"><text:span text:style-name="T4">+5</text:span></text:p>
          </table:table-cell>
        </table:table-row>
      </table:table>
      <text:p text:style-name="P3"/>
      <text:p text:style-name="P6"><text:span text:style-name="T7">Making the Checks: </text:span><text:span text:style-name="T8">To determine how much progress a character makes on building a trap each week, that character makes a Craft (trapmaking) check. See the Craft skill description for details on Craft checks and the circumstances that can affect th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Pterra-dactyl" svg:font-family="Pterra-dacty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terra-dactyl1" svg:font-family="Pterra-dactyl" style:font-family-generic="system" style:font-pitch="variable"/>
    <style:font-face style:name="Times New Roman CE" svg:font-family="'Times New Roman C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Pterra-dactyl1" style:font-family-asian="Pterra-dactyl" style:font-family-generic-asian="system" style:font-pitch-asian="variable" style:font-size-asian="12pt" style:language-asian="en" style:country-asian="US" style:font-name-complex="Times New Roman CE" style:font-family-complex="'Times New Roman CE'"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style:font-name="Pterra-dactyl" fo:font-family="Pterra-dactyl" style:font-family-generic="roman" style:font-pitch="variable" fo:font-size="18.5pt" fo:language="en" fo:country="US" style:font-size-asian="18.5pt" style:language-asian="en" style:country-asian="US"/>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9.5pt" fo:language="en" fo:country="US" fo:font-weight="bold" style:font-size-asian="9.5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2" fo:widows="2" fo:text-indent="0in" style:auto-text-indent="false" fo:keep-with-next="always" style:vertical-align="auto"/>
      <style:text-properties fo:font-size="10.5pt" fo:language="en" fo:country="US" fo:font-weight="bold" style:font-size-asian="10.5pt" style:language-asian="en" style:country-asian="US" style:font-weight-asian="bold"/>
    </style:style>
    <style:style style:name="Heading_20_4" style:display-name="Heading 4" style:family="paragraph" style:parent-style-name="Standard" style:default-outline-level="4" style:list-style-name="" style:class="text">
      <style:paragraph-properties fo:margin-left="0in" fo:margin-right="0in" fo:text-align="center" style:justify-single-word="false" fo:orphans="2" fo:widows="2" fo:text-indent="0in" style:auto-text-indent="false" fo:keep-with-next="always" style:vertical-align="auto"/>
      <style:text-properties fo:font-size="9.5pt" fo:language="en" fo:country="US" fo:font-weight="bold" style:font-size-asian="9.5pt" style:language-asian="en" style:country-asian="US" style:font-weight-asian="bold"/>
    </style:style>
    <style:style style:name="Body_20_Text_20_2" style:display-name="Body Text 2" style:family="paragraph" style:parent-style-name="Standard" style:default-outline-level="">
      <style:paragraph-properties fo:margin-left="0in" fo:margin-right="0in" fo:text-align="start" style:justify-single-word="false" fo:orphans="2" fo:widows="2" fo:text-indent="0in" style:auto-text-indent="false" style:vertical-align="auto"/>
      <style:text-properties fo:font-size="9.5pt" fo:language="en" fo:country="US" style:font-size-asian="9.5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APS</dc:title>
    <meta:initial-creator>AKSmith</meta:initial-creator>
    <meta:creation-date>2003-07-01T15:17:00</meta:creation-date>
    <dc:date>2003-07-02T13:27:00</dc:date>
    <meta:editing-cycles>3</meta:editing-cycles>
    <meta:editing-duration>PT1S</meta:editing-duration>
    <meta:document-statistic meta:table-count="7" meta:image-count="0" meta:object-count="0" meta:page-count="23" meta:paragraph-count="450" meta:word-count="8545" meta:character-count="49965" meta:non-whitespace-character-count="41834"/>
    <meta:generator>LibreOffice/5.4.6.2$Linux_X86_64 LibreOffice_project/40m0$Build-2</meta:generator>
    <meta:user-defined meta:name="Company">Wizards of the Coast</meta:user-defined>
    <meta:user-defined meta:name="Operator">AKSmith</meta:user-defined>
  </office:meta>
</office:document-meta>
</file>